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61" style:family="table-column">
      <style:table-column-properties fo:break-before="auto" style:column-width="5.569cm"/>
    </style:style>
    <style:style style:name="co75" style:family="table-column">
      <style:table-column-properties fo:break-before="auto" style:column-width="9.128cm"/>
    </style:style>
    <style:style style:name="co76" style:family="table-column">
      <style:table-column-properties fo:break-before="auto" style:column-width="4.531cm"/>
    </style:style>
    <style:style style:name="co77" style:family="table-column">
      <style:table-column-properties fo:break-before="auto" style:column-width="3.884cm"/>
    </style:style>
    <style:style style:name="co84" style:family="table-column">
      <style:table-column-properties fo:break-before="auto" style:column-width="4.417cm"/>
    </style:style>
    <style:style style:name="co78" style:family="table-column">
      <style:table-column-properties fo:break-before="auto" style:column-width="5.715cm"/>
    </style:style>
    <style:style style:name="co79" style:family="table-column">
      <style:table-column-properties fo:break-before="auto" style:column-width="2.108cm"/>
    </style:style>
    <style:style style:name="co80" style:family="table-column">
      <style:table-column-properties fo:break-before="auto" style:column-width="2.48cm"/>
    </style:style>
    <style:style style:name="co81" style:family="table-column">
      <style:table-column-properties fo:break-before="auto" style:column-width="1.614cm"/>
    </style:style>
    <style:style style:name="co82" style:family="table-column">
      <style:table-column-properties fo:break-before="auto" style:column-width="2.946cm"/>
    </style:style>
    <style:style style:name="co83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4.577cm"/>
    </style:style>
    <style:style style:name="co51" style:family="table-column">
      <style:table-column-properties fo:break-before="auto" style:column-width="7.941cm"/>
    </style:style>
    <style:style style:name="co52" style:family="table-column">
      <style:table-column-properties fo:break-before="auto" style:column-width="5.981cm"/>
    </style:style>
    <style:style style:name="co58" style:family="table-column">
      <style:table-column-properties fo:break-before="auto" style:column-width="8.047cm"/>
    </style:style>
    <style:style style:name="co59" style:family="table-column">
      <style:table-column-properties fo:break-before="auto" style:column-width="6.131cm"/>
    </style:style>
    <style:style style:name="co40" style:family="table-column">
      <style:table-column-properties fo:break-before="auto" style:column-width="5.472cm"/>
    </style:style>
    <style:style style:name="co60" style:family="table-column">
      <style:table-column-properties fo:break-before="auto" style:column-width="5.673cm"/>
    </style:style>
    <style:style style:name="co62" style:family="table-column">
      <style:table-column-properties fo:break-before="auto" style:column-width="4.501cm"/>
    </style:style>
    <style:style style:name="co63" style:family="table-column">
      <style:table-column-properties fo:break-before="auto" style:column-width="9.066cm"/>
    </style:style>
    <style:style style:name="co64" style:family="table-column">
      <style:table-column-properties fo:break-before="auto" style:column-width="3.995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34" style:family="table-column">
      <style:table-column-properties fo:break-before="auto" style:column-width="6.288cm"/>
    </style:style>
    <style:style style:name="co35" style:family="table-column">
      <style:table-column-properties fo:break-before="auto" style:column-width="4.563cm"/>
    </style:style>
    <style:style style:name="co36" style:family="table-column">
      <style:table-column-properties fo:break-before="auto" style:column-width="4.932cm"/>
    </style:style>
    <style:style style:name="co37" style:family="table-column">
      <style:table-column-properties fo:break-before="auto" style:column-width="5.302cm"/>
    </style:style>
    <style:style style:name="co38" style:family="table-column">
      <style:table-column-properties fo:break-before="auto" style:column-width="6.011cm"/>
    </style:style>
    <style:style style:name="co39" style:family="table-column">
      <style:table-column-properties fo:break-before="auto" style:column-width="7.523cm"/>
    </style:style>
    <style:style style:name="co41" style:family="table-column">
      <style:table-column-properties fo:break-before="auto" style:column-width="5.465cm"/>
    </style:style>
    <style:style style:name="co42" style:family="table-column">
      <style:table-column-properties fo:break-before="auto" style:column-width="3.422cm"/>
    </style:style>
    <style:style style:name="co43" style:family="table-column">
      <style:table-column-properties fo:break-before="auto" style:column-width="7.202cm"/>
    </style:style>
    <style:style style:name="co44" style:family="table-column">
      <style:table-column-properties fo:break-before="auto" style:column-width="17.198cm"/>
    </style:style>
    <style:style style:name="co45" style:family="table-column">
      <style:table-column-properties fo:break-before="auto" style:column-width="4.701cm"/>
    </style:style>
    <style:style style:name="co46" style:family="table-column">
      <style:table-column-properties fo:break-before="auto" style:column-width="2.932cm"/>
    </style:style>
    <style:style style:name="co47" style:family="table-column">
      <style:table-column-properties fo:break-before="auto" style:column-width="1.695cm"/>
    </style:style>
    <style:style style:name="co48" style:family="table-column">
      <style:table-column-properties fo:break-before="auto" style:column-width="6.394cm"/>
    </style:style>
    <style:style style:name="co49" style:family="table-column">
      <style:table-column-properties fo:break-before="auto" style:column-width="4.038cm"/>
    </style:style>
    <style:style style:name="co65" style:family="table-column">
      <style:table-column-properties fo:break-before="auto" style:column-width="2.651cm"/>
    </style:style>
    <style:style style:name="co66" style:family="table-column">
      <style:table-column-properties fo:break-before="auto" style:column-width="4.747cm"/>
    </style:style>
    <style:style style:name="co67" style:family="table-column">
      <style:table-column-properties fo:break-before="auto" style:column-width="4.346cm"/>
    </style:style>
    <style:style style:name="co68" style:family="table-column">
      <style:table-column-properties fo:break-before="auto" style:column-width="3.731cm"/>
    </style:style>
    <style:style style:name="co69" style:family="table-column">
      <style:table-column-properties fo:break-before="auto" style:column-width="7.814cm"/>
    </style:style>
    <style:style style:name="co70" style:family="table-column">
      <style:table-column-properties fo:break-before="auto" style:column-width="2.96cm"/>
    </style:style>
    <style:style style:name="co71" style:family="table-column">
      <style:table-column-properties fo:break-before="auto" style:column-width="8.798cm"/>
    </style:style>
    <style:style style:name="co85" style:family="table-column">
      <style:table-column-properties fo:break-before="auto" style:column-width="3.311cm"/>
    </style:style>
    <style:style style:name="co86" style:family="table-column">
      <style:table-column-properties fo:break-before="auto" style:column-width="3.806cm"/>
    </style:style>
    <style:style style:name="co87" style:family="table-column">
      <style:table-column-properties fo:break-before="auto" style:column-width="6.548cm"/>
    </style:style>
    <style:style style:name="co88" style:family="table-column">
      <style:table-column-properties fo:break-before="auto" style:column-width="4.339cm"/>
    </style:style>
    <style:style style:name="co89" style:family="table-column">
      <style:table-column-properties fo:break-before="auto" style:column-width="5.86cm"/>
    </style:style>
    <style:style style:name="co90" style:family="table-column">
      <style:table-column-properties fo:break-before="auto" style:column-width="5.087cm"/>
    </style:style>
    <style:style style:name="co91" style:family="table-column">
      <style:table-column-properties fo:break-before="auto" style:column-width="11.254cm"/>
    </style:style>
    <style:style style:name="co92" style:family="table-column">
      <style:table-column-properties fo:break-before="auto" style:column-width="17.852cm"/>
    </style:style>
    <style:style style:name="co93" style:family="table-column">
      <style:table-column-properties fo:break-before="auto" style:column-width="4.466cm"/>
    </style:style>
    <style:style style:name="co94" style:family="table-column">
      <style:table-column-properties fo:break-before="auto" style:column-width="6.964cm"/>
    </style:style>
    <style:style style:name="co95" style:family="table-column">
      <style:table-column-properties fo:break-before="auto" style:column-width="5.826cm"/>
    </style:style>
    <style:style style:name="co96" style:family="table-column">
      <style:table-column-properties fo:break-before="auto" style:column-width="10.181cm"/>
    </style:style>
    <style:style style:name="co97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94bd5e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language="en" fo:country="US" fo:font-weight="bold" style:font-name-asian="Arial" style:font-size-asian="10pt" style:language-asian="ar" style:country-asian="SA" style:font-weight-asian="bold" style:font-name-complex="Arial" style:font-size-complex="5.69999980926514pt" style:language-complex="ar" style:country-complex="SA" style:font-weight-complex="bold"/>
    </style:style>
    <style:style style:name="T10" style:family="text">
      <style:text-properties style:font-name="Arial" fo:font-size="10pt" fo:language="en" fo:country="US" style:font-name-asian="Arial" style:font-size-asian="10pt" style:language-asian="ar" style:country-asian="SA" style:font-name-complex="Arial" style:font-size-complex="5.69999980926514pt" style:language-complex="ar" style:country-complex="SA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7" table:number-columns-repeated="240" table:default-cell-style-name="Default"/>
        <table:table-row table:style-name="ro6">
          <table:table-cell table:style-name="ce10" office:value-type="string">
            <text:p>data</text:p>
            <draw:control table:end-cell-address="data.B1" table:end-x="1.507cm" table:end-y="0.905cm" draw:z-index="0" draw:name="Export CSV" draw:style-name="gr5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>
            <text:p>unit</text:p>
          </table:table-cell>
          <table:table-cell table:style-name="ce14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2" office:value-type="string">
            <text:p>comment</text:p>
          </table:table-cell>
          <table:table-cell table:style-name="ce8" table:number-columns-repeated="240"/>
        </table:table-row>
        <table:table-row table:style-name="ro2">
          <table:table-cell table:style-name="ce11" office:value-type="string">
            <text:p>VARIABLE_NAME</text:p>
          </table:table-cell>
          <table:table-cell table:style-name="ce11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INT_VALUE</text:p>
          </table:table-cell>
          <table:table-cell table:style-name="ce11" office:value-type="string">
            <text:p>INT_VALUE</text:p>
          </table:table-cell>
          <table:table-cell table:style-name="ce11" office:value-type="string">
            <text:p>A integer value</text:p>
          </table:table-cell>
          <table:table-cell table:style-name="ce11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FLOAT_VALUE</text:p>
          </table:table-cell>
          <table:table-cell table:style-name="ce11" office:value-type="string">
            <text:p>FLOAT_VALUE</text:p>
          </table:table-cell>
          <table:table-cell table:style-name="ce11" office:value-type="string">
            <text:p>A float value</text:p>
          </table:table-cell>
          <table:table-cell table:style-name="ce11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TEXT_VALUE</text:p>
          </table:table-cell>
          <table:table-cell table:style-name="ce11" office:value-type="string">
            <text:p>TEXT_VALUE</text:p>
          </table:table-cell>
          <table:table-cell table:style-name="ce11" office:value-type="string">
            <text:p>A text value</text:p>
          </table:table-cell>
          <table:table-cell table:style-name="ce11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UNTRY_CODE</text:p>
          </table:table-cell>
          <table:table-cell office:value-type="string">
            <text:p>Country</text:p>
          </table:table-cell>
          <table:table-cell office:value-type="string">
            <text:p>The code of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NUTS_COUNTRY_CODE</text:p>
          </table:table-cell>
          <table:table-cell office:value-type="string">
            <text:p>Country</text:p>
          </table:table-cell>
          <table:table-cell office:value-type="string">
            <text:p>The NUTS code of the country 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REQUEST_ID</text:p>
          </table:table-cell>
          <table:table-cell office:value-type="string">
            <text:p>Request ID</text:p>
          </table:table-cell>
          <table:table-cell office:value-type="string">
            <text:p>The identifier of a JRC Reques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REF_YEAR</text:p>
          </table:table-cell>
          <table:table-cell office:value-type="string">
            <text:p>Beginning year</text:p>
          </table:table-cell>
          <table:table-cell office:value-type="string">
            <text:p>Begin of the period of reference</text:p>
          </table:table-cell>
          <table:table-cell table:number-columns-repeated="242"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REF_YEAR</text:p>
          </table:table-cell>
          <table:table-cell office:value-type="string">
            <text:p>Ending year</text:p>
          </table:table-cell>
          <table:table-cell office:value-type="string">
            <text:p>End of the period of reference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Time Period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LUSTER_CODE</text:p>
          </table:table-cell>
          <table:table-cell office:value-type="string">
            <text:p>Cluster code</text:p>
          </table:table-cell>
          <table:table-cell office:value-type="string">
            <text:p>The identifier of a group of plots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S_PLOT_COORDINATES_DEGRADED</text:p>
          </table:table-cell>
          <table:table-cell office:value-type="string">
            <text:p>Is plot coordinate</text:p>
          </table:table-cell>
          <table:table-cell office:value-type="string">
            <text:p>True if the plot has real coordinates, false is the plot is the center of a grid cell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IS_PARTITIONNING_PLOT</text:p>
          </table:table-cell>
          <table:table-cell table:style-name="ce3" office:value-type="string">
            <text:p>IS_PARTITIONNING_PLOT</text:p>
          </table:table-cell>
          <table:table-cell table:style-name="ce3" office:value-type="string">
            <text:p>Is a partionning plot</text:p>
          </table:table-cell>
          <table:table-cell table:style-name="ce3" office:value-type="string">
            <text:p>True if the plot is a partionning plot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IS_FOREST_PLOT</text:p>
          </table:table-cell>
          <table:table-cell table:style-name="ce3" office:value-type="string">
            <text:p>IS_FOREST_PLOT</text:p>
          </table:table-cell>
          <table:table-cell table:style-name="ce3" office:value-type="string">
            <text:p>Is a forest plot</text:p>
          </table:table-cell>
          <table:table-cell table:style-name="ce3" office:value-type="string">
            <text:p>True if the plot is a forest plot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TATISTICAL_WEIGHT</text:p>
          </table:table-cell>
          <table:table-cell table:style-name="ce3" office:value-type="string">
            <text:p>FLOAT_VALUE</text:p>
          </table:table-cell>
          <table:table-cell table:style-name="ce3" office:value-type="string">
            <text:p>Statistical weight</text:p>
          </table:table-cell>
          <table:table-cell table:style-name="ce3" office:value-type="string">
            <text:p>Statistical Weight of the plot</text:p>
          </table:table-cell>
          <table:table-cell table:style-name="ce3"/>
          <table:table-cell table:style-name="ce3" office:value-type="string">
            <text:p>This weight is a coefficient that doesn't have any unit.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DOMAIN_FOREST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forest</text:p>
          </table:table-cell>
          <table:table-cell table:style-name="ce3" office:value-type="string">
            <text:p>The domain forest identifies the domain (forest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DOMAIN_BASAL_AREA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basal area</text:p>
          </table:table-cell>
          <table:table-cell table:style-name="ce3" office:value-type="string">
            <text:p>The domain basal area identifies the domain (basal_area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7">
          <table:table-cell table:style-name="ce3" office:value-type="string">
            <text:p>DBH_CLASS</text:p>
          </table:table-cell>
          <table:table-cell table:style-name="ce3" office:value-type="string">
            <text:p>DBH_CLASS_CODE</text:p>
          </table:table-cell>
          <table:table-cell table:style-name="ce3" office:value-type="string">
            <text:p>BDH class code</text:p>
          </table:table-cell>
          <table:table-cell table:style-name="ce3" office:value-type="string">
            <text:p>Indicate if the DBH is above or under 12 centimeters</text:p>
          </table:table-cell>
          <table:table-cell table:style-name="ce3"/>
          <table:table-cell table:style-name="ce3" office:value-type="string">
            <text:p>The <text:span text:style-name="T9">D</text:span>iameter <text:span text:style-name="T9">B</text:span>reast <text:span text:style-name="T9">H</text:span><text:span text:style-name="T10">eight represents the tree diameter at breast height 1,30m</text:span>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BASAL_AREA</text:p>
          </table:table-cell>
          <table:table-cell table:style-name="ce3" office:value-type="string">
            <text:p>M2/HA</text:p>
          </table:table-cell>
          <table:table-cell table:style-name="ce3" office:value-type="string">
            <text:p>Basal area</text:p>
          </table:table-cell>
          <table:table-cell table:style-name="ce3" office:value-type="string">
            <text:p>The basal area (in m2/ha)</text:p>
          </table:table-cell>
          <table:table-cell table:style-name="ce3"/>
          <table:table-cell table:style-name="ce3"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SPECIES_CODE</text:p>
          </table:table-cell>
          <table:table-cell table:style-name="ce3" office:value-type="string">
            <text:p>Tree species</text:p>
          </table:table-cell>
          <table:table-cell table:style-name="ce3" office:value-type="string">
            <text:p>Tree species</text:p>
          </table:table-cell>
          <table:table-cell table:style-name="ce3"/>
          <table:table-cell table:style-name="ce3" office:value-type="string">
            <text:p>Tree species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NATIONAL_SPECIES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National tree species</text:p>
          </table:table-cell>
          <table:table-cell table:style-name="ce3" office:value-type="string">
            <text:p>National Tree species</text:p>
          </table:table-cell>
          <table:table-cell table:style-name="ce3"/>
          <table:table-cell table:style-name="ce3" office:value-type="string">
            <text:p>National Tree species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TRATUM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Stratum code</text:p>
          </table:table-cell>
          <table:table-cell table:style-name="ce3" office:value-type="string">
            <text:p>The identifier of the stratum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TOTAL_STRATUM_AREA</text:p>
          </table:table-cell>
          <table:table-cell table:style-name="ce3" office:value-type="string">
            <text:p>KM2</text:p>
          </table:table-cell>
          <table:table-cell table:style-name="ce3" office:value-type="string">
            <text:p>Total stratum area</text:p>
          </table:table-cell>
          <table:table-cell table:style-name="ce3" office:value-type="string">
            <text:p>The total area of the stratum (in km2)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table:style-name="ce11"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2">
          <table:table-cell office:value-type="string">
            <text:p>CELL_ID_10</text:p>
          </table:table-cell>
          <table:table-cell table:style-name="ce11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METHOD</text:p>
          </table:table-cell>
          <table:table-cell table:number-columns-repeated="2" office:value-type="string">
            <text:p>Interpolation metho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GRID</text:p>
          </table:table-cell>
          <table:table-cell table:number-columns-repeated="2" office:value-type="string">
            <text:p>Interpolation grid</text:p>
          </table:table-cell>
          <table:table-cell table:number-columns-repeated="242"/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8">
          <table:table-cell table:style-name="ce10" office:value-type="string">
            <text:p>unit</text:p>
            <draw:control table:end-cell-address="unit.B1" table:end-x="1.129cm" table:end-y="0.905cm" draw:z-index="0" draw:name="Export CSV" draw:style-name="gr5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>
            <office:annotation draw:style-name="gr8" draw:text-style-name="P4" svg:width="20.041cm" svg:height="13.876cm" svg:x="9.453cm" svg:y="0cm" draw:caption-point-x="-0.61cm" draw:caption-point-y="0.01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4" office:value-type="string">
            <text:p>label</text:p>
          </table:table-cell>
          <table:table-cell table:style-name="ce14" office:value-type="string">
            <text:p>definition</text:p>
          </table:table-cell>
        </table:table-row>
        <table:table-row table:style-name="ro2">
          <table:table-cell table:style-name="ce11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1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1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1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office:value-type="string">
            <text:p>NUTS_COUNTRY_CODE</text:p>
          </table:table-cell>
          <table:table-cell office:value-type="string">
            <text:p>CODE</text:p>
          </table:table-cell>
          <table:table-cell office:value-type="string">
            <text:p>The NUTS code of the country.</text:p>
          </table:table-cell>
          <table:table-cell office:value-type="string">
            <text:p>The NUTS code of the country.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CODE</text:p>
          </table:table-cell>
          <table:table-cell office:value-type="string">
            <text:p>The code of the country.</text:p>
          </table:table-cell>
          <table:table-cell office:value-type="string">
            <text:p>The code of the country.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REQUEST_ID</text:p>
          </table:table-cell>
          <table:table-cell office:value-type="string">
            <text:p>STRING</text:p>
          </table:table-cell>
          <table:table-cell office:value-type="string">
            <text:p>The identifier of a JRC Request</text:p>
          </table:table-cell>
          <table:table-cell office:value-type="string">
            <text:p>The identifier of a JRC Reques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REF_YEAR</text:p>
          </table:table-cell>
          <table:table-cell office:value-type="string">
            <text:p>INTEGER</text:p>
          </table:table-cell>
          <table:table-cell office:value-type="string">
            <text:p>Reference year</text:p>
          </table:table-cell>
          <table:table-cell office:value-type="string">
            <text:p>An identifier for a year of reference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Tree species code</text:p>
          </table:table-cell>
          <table:table-cell table:style-name="ce3"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STRING</text:p>
          </table:table-cell>
          <table:table-cell office:value-type="string">
            <text:p>Identifier of a group of plots (free code)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BOOLEAN</text:p>
          </table:table-cell>
          <table:table-cell office:value-type="string">
            <text:p>Are the plot coordinates degradated</text:p>
          </table:table-cell>
          <table:table-cell office:value-type="string">
            <text:p>True if the plot as real coordinates, false is the plot is the center of a grid cell</text:p>
          </table:table-cell>
        </table:table-row>
        <table:table-row table:style-name="ro2">
          <table:table-cell table:style-name="ce13" office:value-type="string">
            <text:p>IS_PARTITIONNING_PLOT</text:p>
          </table:table-cell>
          <table:table-cell office:value-type="string">
            <text:p>BOOLEAN</text:p>
          </table:table-cell>
          <table:table-cell office:value-type="string">
            <text:p>Is the plot based on subplots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office:value-type="string">
            <text:p>DOMAIN_CODE</text:p>
          </table:table-cell>
          <table:table-cell office:value-type="string">
            <text:p>CODE</text:p>
          </table:table-cell>
          <table:table-cell office:value-type="string">
            <text:p>Domain code</text:p>
          </table:table-cell>
          <table:table-cell office:value-type="string">
            <text:p>The code of the domain of the value</text:p>
          </table:table-cell>
        </table:table-row>
        <table:table-row table:style-name="ro7">
          <table:table-cell office:value-type="string">
            <text:p>DBH_CLASS_CODE</text:p>
          </table:table-cell>
          <table:table-cell office:value-type="string">
            <text:p>CODE</text:p>
          </table:table-cell>
          <table:table-cell office:value-type="string">
            <text:p>DBH class code</text:p>
          </table:table-cell>
          <table:table-cell office:value-type="string">
            <text:p>The code of the <text:span text:style-name="T9">D</text:span>iameter <text:span text:style-name="T9">B</text:span>reast <text:span text:style-name="T9">H</text:span><text:span text:style-name="T10">eight class</text:span>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5" table:default-cell-style-name="Default"/>
        <table:table-column table:style-name="co46" table:default-cell-style-name="ce18"/>
        <table:table-column table:style-name="co47" table:default-cell-style-name="ce19"/>
        <table:table-column table:style-name="co48" table:number-columns-repeated="2" table:default-cell-style-name="Default"/>
        <table:table-row table:style-name="ro8">
          <table:table-cell table:style-name="ce10" office:value-type="string">
            <text:p>Unit</text:p>
            <draw:control table:end-cell-address="mode.B1" table:end-x="1.383cm" table:end-y="0.905cm" draw:z-index="0" draw:name="Export CSV" draw:style-name="gr5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10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5</text:p>
          </table:table-cell>
          <table:table-cell table:style-name="ce22" office:value-type="float" office:value="2">
            <text:p>2</text:p>
          </table:table-cell>
          <table:table-cell office:value-type="string">
            <text:p>Belarus</text:p>
          </table:table-cell>
          <table:table-cell office:value-type="string">
            <text:p>Belaru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2</text:p>
          </table:table-cell>
          <table:table-cell table:style-name="ce22" office:value-type="float" office:value="3">
            <text:p>3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3</text:p>
          </table:table-cell>
          <table:table-cell table:style-name="ce22" office:value-type="float" office:value="4">
            <text:p>4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7</text:p>
          </table:table-cell>
          <table:table-cell table:style-name="ce22" office:value-type="float" office:value="5">
            <text:p>5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6">
            <text:p>66</text:p>
          </table:table-cell>
          <table:table-cell table:style-name="ce22" office:value-type="float" office:value="6">
            <text:p>6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8">
            <text:p>58</text:p>
          </table:table-cell>
          <table:table-cell table:style-name="ce22" office:value-type="float" office:value="7">
            <text:p>7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8</text:p>
          </table:table-cell>
          <table:table-cell table:style-name="ce22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9">
            <text:p>59</text:p>
          </table:table-cell>
          <table:table-cell table:style-name="ce22" office:value-type="float" office:value="9">
            <text:p>9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1</text:p>
          </table:table-cell>
          <table:table-cell table:style-name="ce22" office:value-type="float" office:value="11">
            <text:p>11</text:p>
          </table:table-cell>
          <table:table-cell table:number-columns-repeated="2" office:value-type="string">
            <text:p>Franc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4</text:p>
          </table:table-cell>
          <table:table-cell table:style-name="ce22" office:value-type="float" office:value="12">
            <text:p>12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9</text:p>
          </table:table-cell>
          <table:table-cell table:style-name="ce22" office:value-type="float" office:value="13">
            <text:p>13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1">
            <text:p>51</text:p>
          </table:table-cell>
          <table:table-cell table:style-name="ce22" office:value-type="float" office:value="14">
            <text:p>14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5</text:p>
          </table:table-cell>
          <table:table-cell table:style-name="ce22" office:value-type="float" office:value="15">
            <text:p>15</text:p>
          </table:table-cell>
          <table:table-cell office:value-type="string">
            <text:p>Iceland</text:p>
          </table:table-cell>
          <table:table-cell office:value-type="string">
            <text:p>Ice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</text:p>
          </table:table-cell>
          <table:table-cell table:style-name="ce22" office:value-type="float" office:value="16">
            <text:p>16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</text:p>
          </table:table-cell>
          <table:table-cell table:style-name="ce22" office:value-type="float" office:value="17">
            <text:p>17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4">
            <text:p>64</text:p>
          </table:table-cell>
          <table:table-cell table:style-name="ce22" office:value-type="float" office:value="18">
            <text:p>1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6">
            <text:p>56</text:p>
          </table:table-cell>
          <table:table-cell table:style-name="ce22" office:value-type="float" office:value="19">
            <text:p>19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number-columns-repeated="2" office:value-type="string">
            <text:p>Luxembourg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3</text:p>
          </table:table-cell>
          <table:table-cell table:style-name="ce22" office:value-type="float" office:value="21">
            <text:p>21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5</text:p>
          </table:table-cell>
          <table:table-cell table:style-name="ce22" office:value-type="float" office:value="22">
            <text:p>22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3">
            <text:p>53</text:p>
          </table:table-cell>
          <table:table-cell table:style-name="ce22" office:value-type="float" office:value="23">
            <text:p>23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10</text:p>
          </table:table-cell>
          <table:table-cell table:style-name="ce22" office:value-type="float" office:value="24">
            <text:p>24</text:p>
          </table:table-cell>
          <table:table-cell table:number-columns-repeated="2" office:value-type="string">
            <text:p>Portugal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1</text:p>
          </table:table-cell>
          <table:table-cell table:style-name="ce22" office:value-type="float" office:value="25">
            <text:p>25</text:p>
          </table:table-cell>
          <table:table-cell office:value-type="string">
            <text:p>Republic of Moldova</text:p>
          </table:table-cell>
          <table:table-cell office:value-type="string">
            <text:p>Republic of Moldov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2</text:p>
          </table:table-cell>
          <table:table-cell table:style-name="ce22" office:value-type="float" office:value="26">
            <text:p>26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2</text:p>
          </table:table-cell>
          <table:table-cell table:style-name="ce22" office:value-type="float" office:value="27">
            <text:p>27</text:p>
          </table:table-cell>
          <table:table-cell office:value-type="string">
            <text:p>Russia</text:p>
          </table:table-cell>
          <table:table-cell office:value-type="string">
            <text:p>Russ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4">
            <text:p>54</text:p>
          </table:table-cell>
          <table:table-cell table:style-name="ce22" office:value-type="float" office:value="28">
            <text:p>28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0">
            <text:p>60</text:p>
          </table:table-cell>
          <table:table-cell table:style-name="ce22" office:value-type="float" office:value="29">
            <text:p>29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0</text:p>
          </table:table-cell>
          <table:table-cell table:style-name="ce22" office:value-type="float" office:value="32">
            <text:p>32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2</text:p>
          </table:table-cell>
          <table:table-cell table:style-name="ce22" office:value-type="float" office:value="33">
            <text:p>33</text:p>
          </table:table-cell>
          <table:table-cell office:value-type="string">
            <text:p>Turkey</text:p>
          </table:table-cell>
          <table:table-cell office:value-type="string">
            <text:p>Turke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</text:p>
          </table:table-cell>
          <table:table-cell table:style-name="ce22" office:value-type="float" office:value="34">
            <text:p>34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FR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BE</text:p>
          </table:table-cell>
          <table:table-cell table:style-name="Default" office:value-type="float" office:value="2">
            <text:p>2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NL</text:p>
          </table:table-cell>
          <table:table-cell table:style-name="Default" office:value-type="float" office:value="3">
            <text:p>3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DE</text:p>
          </table:table-cell>
          <table:table-cell table:style-name="Default" office:value-type="float" office:value="4">
            <text:p>4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IT</text:p>
          </table:table-cell>
          <table:table-cell table:style-name="Default" office:value-type="float" office:value="5">
            <text:p>5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UK</text:p>
          </table:table-cell>
          <table:table-cell table:style-name="Default" office:value-type="float" office:value="6">
            <text:p>6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IE</text:p>
          </table:table-cell>
          <table:table-cell table:style-name="Default" office:value-type="float" office:value="7">
            <text:p>7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DK</text:p>
          </table:table-cell>
          <table:table-cell table:style-name="Default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GR</text:p>
          </table:table-cell>
          <table:table-cell table:style-name="Default" office:value-type="float" office:value="9">
            <text:p>9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PT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Portugal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ES</text:p>
          </table:table-cell>
          <table:table-cell table:style-name="Default" office:value-type="float" office:value="11">
            <text:p>11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U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Luxembourg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E</text:p>
          </table:table-cell>
          <table:table-cell table:style-name="Default" office:value-type="float" office:value="13">
            <text:p>13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AT</text:p>
          </table:table-cell>
          <table:table-cell table:style-name="Default" office:value-type="float" office:value="14">
            <text:p>14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FI</text:p>
          </table:table-cell>
          <table:table-cell table:style-name="Default" office:value-type="float" office:value="15">
            <text:p>15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CH</text:p>
          </table:table-cell>
          <table:table-cell table:style-name="Default" office:value-type="float" office:value="16">
            <text:p>16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HU</text:p>
          </table:table-cell>
          <table:table-cell table:style-name="Default" office:value-type="float" office:value="17">
            <text:p>17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RO </text:p>
          </table:table-cell>
          <table:table-cell table:style-name="Default" office:value-type="float" office:value="18">
            <text:p>18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PL</text:p>
          </table:table-cell>
          <table:table-cell table:style-name="Default" office:value-type="float" office:value="19">
            <text:p>19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K</text:p>
          </table:table-cell>
          <table:table-cell table:style-name="Default" office:value-type="float" office:value="20">
            <text:p>20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NO </text:p>
          </table:table-cell>
          <table:table-cell table:style-name="Default" office:value-type="float" office:value="21">
            <text:p>21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T</text:p>
          </table:table-cell>
          <table:table-cell table:style-name="Default" office:value-type="float" office:value="22">
            <text:p>22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HR </text:p>
          </table:table-cell>
          <table:table-cell table:style-name="Default" office:value-type="float" office:value="23">
            <text:p>23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CZ</text:p>
          </table:table-cell>
          <table:table-cell table:style-name="Default" office:value-type="float" office:value="24">
            <text:p>24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EE</text:p>
          </table:table-cell>
          <table:table-cell table:style-name="Default" office:value-type="float" office:value="25">
            <text:p>25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V</text:p>
          </table:table-cell>
          <table:table-cell table:style-name="Default" office:value-type="float" office:value="26">
            <text:p>26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BG </text:p>
          </table:table-cell>
          <table:table-cell table:style-name="Default" office:value-type="float" office:value="27">
            <text:p>27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V</text:p>
          </table:table-cell>
          <table:table-cell table:style-name="Default" office:value-type="float" office:value="28">
            <text:p>2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CY</text:p>
          </table:table-cell>
          <table:table-cell table:style-name="Default" office:value-type="float" office:value="29">
            <text:p>29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Out of domain</text:p>
          </table:table-cell>
          <table:table-cell table:style-name="ce23" office:value-type="string">
            <text:p>The value is outside the domain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In domain</text:p>
          </table:table-cell>
          <table:table-cell table:style-name="ce24" office:value-type="string">
            <text:p>The value is inside the domain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-1">
            <text:p>-1</text:p>
          </table:table-cell>
          <table:table-cell table:style-name="Default" office:value-type="float" office:value="3">
            <text:p>3</text:p>
          </table:table-cell>
          <table:table-cell office:value-type="string">
            <text:p>Missing Value</text:p>
          </table:table-cell>
          <table:table-cell table:style-name="ce24" office:value-type="string">
            <text:p>Value is missing, cannot be assessed</text:p>
          </table:table-cell>
        </table:table-row>
        <table:table-row table:style-name="ro2">
          <table:table-cell office:value-type="string">
            <text:p>DBH_CLASS_CODE</text:p>
          </table:table-cell>
          <table:table-cell table:style-name="ce19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string">
            <text:p>&lt; 12 cm</text:p>
          </table:table-cell>
          <table:table-cell office:value-type="string">
            <text:p>Inferior to 12 centimeters</text:p>
          </table:table-cell>
        </table:table-row>
        <table:table-row table:style-name="ro2">
          <table:table-cell office:value-type="string">
            <text:p>DBH_CLASS_CODE</text:p>
          </table:table-cell>
          <table:table-cell table:style-name="ce1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9" office:value-type="string">
            <text:p>&gt;= 12 cm</text:p>
          </table:table-cell>
          <table:table-cell table:style-name="ce19" office:value-type="string">
            <text:p>Superior or equel to 12 centimeter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9</text:p>
          </table:table-cell>
          <table:table-cell office:value-type="float" office:value="1">
            <text:p>1</text:p>
          </table:table-cell>
          <table:table-cell table:style-name="ce19" office:value-type="string">
            <text:p>Other broadleaves</text:p>
          </table:table-cell>
          <table:table-cell table:style-name="ce19" office:value-type="string">
            <text:p>Other broadleav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8</text:p>
          </table:table-cell>
          <table:table-cell office:value-type="float" office:value="2">
            <text:p>2</text:p>
          </table:table-cell>
          <table:table-cell table:style-name="ce19" office:value-type="string">
            <text:p>Other conifers</text:p>
          </table:table-cell>
          <table:table-cell table:style-name="ce19" office:value-type="string">
            <text:p>Other conifer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7</text:p>
          </table:table-cell>
          <table:table-cell office:value-type="float" office:value="3">
            <text:p>3</text:p>
          </table:table-cell>
          <table:table-cell table:style-name="ce19" office:value-type="string">
            <text:p>Other shrubs</text:p>
          </table:table-cell>
          <table:table-cell table:style-name="ce19" office:value-type="string">
            <text:p>Other shrub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9" office:value-type="string">
            <text:p>Abies alba</text:p>
          </table:table-cell>
          <table:table-cell table:style-name="ce19" office:value-type="string">
            <text:p>Abie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9" office:value-type="string">
            <text:p>Abies cephalonica</text:p>
          </table:table-cell>
          <table:table-cell table:style-name="ce19" office:value-type="string">
            <text:p>Abies cephal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9" office:value-type="string">
            <text:p>Abies grandis</text:p>
          </table:table-cell>
          <table:table-cell table:style-name="ce19" office:value-type="string">
            <text:p>Abies grand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9" office:value-type="string">
            <text:p>Abies lasiocarpa</text:p>
          </table:table-cell>
          <table:table-cell table:style-name="ce19" office:value-type="string">
            <text:p>Abies lasio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9" office:value-type="string">
            <text:p>Abies nebrodensis</text:p>
          </table:table-cell>
          <table:table-cell table:style-name="ce19" office:value-type="string">
            <text:p>Abies nebro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9" office:value-type="string">
            <text:p>Abies nordmanniana</text:p>
          </table:table-cell>
          <table:table-cell table:style-name="ce19" office:value-type="string">
            <text:p>Abies nordman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9" office:value-type="string">
            <text:p>Abies pinsapo</text:p>
          </table:table-cell>
          <table:table-cell table:style-name="ce19" office:value-type="string">
            <text:p>Abies pinsap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9" office:value-type="string">
            <text:p>Abies procera</text:p>
          </table:table-cell>
          <table:table-cell table:style-name="ce19" office:value-type="string">
            <text:p>Abies proc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9" office:value-type="string">
            <text:p>Abies sibirica</text:p>
          </table:table-cell>
          <table:table-cell table:style-name="ce19" office:value-type="string">
            <text:p>Abies sibi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9" office:value-type="string">
            <text:p>Abies sp.</text:p>
          </table:table-cell>
          <table:table-cell table:style-name="ce19" office:value-type="string">
            <text:p>Abie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9" office:value-type="string">
            <text:p>Acacia cyanophylla</text:p>
          </table:table-cell>
          <table:table-cell table:style-name="ce19" office:value-type="string">
            <text:p>Acacia cyanophyl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9" office:value-type="string">
            <text:p>Acacia cyclops</text:p>
          </table:table-cell>
          <table:table-cell table:style-name="ce19" office:value-type="string">
            <text:p>Acacia cyclop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9" office:value-type="string">
            <text:p>Acacia dealbata</text:p>
          </table:table-cell>
          <table:table-cell table:style-name="ce19" office:value-type="string">
            <text:p>Acacia dealb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9" office:value-type="string">
            <text:p>Acacia farnesiana</text:p>
          </table:table-cell>
          <table:table-cell table:style-name="ce19" office:value-type="string">
            <text:p>Acacia farne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9" office:value-type="string">
            <text:p>Acacia karoo</text:p>
          </table:table-cell>
          <table:table-cell table:style-name="ce19" office:value-type="string">
            <text:p>Acacia karo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9" office:value-type="string">
            <text:p>Acacia longifolia</text:p>
          </table:table-cell>
          <table:table-cell table:style-name="ce19" office:value-type="string">
            <text:p>Acacia long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9" office:value-type="string">
            <text:p>Acacia mearnsii</text:p>
          </table:table-cell>
          <table:table-cell table:style-name="ce19" office:value-type="string">
            <text:p>Acacia mearns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9" office:value-type="string">
            <text:p>Acacia melanoxylon</text:p>
          </table:table-cell>
          <table:table-cell table:style-name="ce19" office:value-type="string">
            <text:p>Acacia melanoxylon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9" office:value-type="string">
            <text:p>Acacia pycnantha</text:p>
          </table:table-cell>
          <table:table-cell table:style-name="ce19" office:value-type="string">
            <text:p>Acacia pycnanth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9" office:value-type="string">
            <text:p>Acacia retinodes</text:p>
          </table:table-cell>
          <table:table-cell table:style-name="ce19" office:value-type="string">
            <text:p>Acacia retino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9" office:value-type="string">
            <text:p>Acacia sp.</text:p>
          </table:table-cell>
          <table:table-cell table:style-name="ce19" office:value-type="string">
            <text:p>Acac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9" office:value-type="string">
            <text:p>Acer campestre</text:p>
          </table:table-cell>
          <table:table-cell table:style-name="ce19" office:value-type="string">
            <text:p>Acer campestr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9" office:value-type="string">
            <text:p>Acer granatense</text:p>
          </table:table-cell>
          <table:table-cell table:style-name="ce19" office:value-type="string">
            <text:p>Acer granatens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9" office:value-type="string">
            <text:p>Acer heldreichii</text:p>
          </table:table-cell>
          <table:table-cell table:style-name="ce19" office:value-type="string">
            <text:p>Acer heldreich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9" office:value-type="string">
            <text:p>Acer hyrcanum</text:p>
          </table:table-cell>
          <table:table-cell table:style-name="ce19" office:value-type="string">
            <text:p>Acer hyrca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9" office:value-type="string">
            <text:p>Acer lobelii</text:p>
          </table:table-cell>
          <table:table-cell table:style-name="ce19" office:value-type="string">
            <text:p>Acer lobel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9" office:value-type="string">
            <text:p>Acer monspessulanum</text:p>
          </table:table-cell>
          <table:table-cell table:style-name="ce19" office:value-type="string">
            <text:p>Acer monspessula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9" office:value-type="string">
            <text:p>Acer negundo</text:p>
          </table:table-cell>
          <table:table-cell table:style-name="ce19" office:value-type="string">
            <text:p>Acer negund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9" office:value-type="string">
            <text:p>Acer obtusatum</text:p>
          </table:table-cell>
          <table:table-cell table:style-name="ce19" office:value-type="string">
            <text:p>Acer obtusat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9" office:value-type="string">
            <text:p>Acer opalus</text:p>
          </table:table-cell>
          <table:table-cell table:style-name="ce19" office:value-type="string">
            <text:p>Acer opa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9" office:value-type="string">
            <text:p>Acer platanoides</text:p>
          </table:table-cell>
          <table:table-cell table:style-name="ce19" office:value-type="string">
            <text:p>Acer platan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9" office:value-type="string">
            <text:p>Acer pseudoplatanus</text:p>
          </table:table-cell>
          <table:table-cell table:style-name="ce19" office:value-type="string">
            <text:p>Acer pseudoplata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9" office:value-type="string">
            <text:p>Acer sempervirens</text:p>
          </table:table-cell>
          <table:table-cell table:style-name="ce19" office:value-type="string">
            <text:p>Acer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9" office:value-type="string">
            <text:p>Acer sp.</text:p>
          </table:table-cell>
          <table:table-cell table:style-name="ce19" office:value-type="string">
            <text:p>Acer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9" office:value-type="string">
            <text:p>Acer stevenii</text:p>
          </table:table-cell>
          <table:table-cell table:style-name="ce19" office:value-type="string">
            <text:p>Acer steven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9" office:value-type="string">
            <text:p>Acer tataricum</text:p>
          </table:table-cell>
          <table:table-cell table:style-name="ce19" office:value-type="string">
            <text:p>Acer tataric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9" office:value-type="string">
            <text:p>Acer trautvetteri</text:p>
          </table:table-cell>
          <table:table-cell table:style-name="ce19" office:value-type="string">
            <text:p>Acer trautvetter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9" office:value-type="string">
            <text:p>Aesculus hippocastaneaum</text:p>
          </table:table-cell>
          <table:table-cell table:style-name="ce19" office:value-type="string">
            <text:p>Aesculus hippocastanea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9" office:value-type="string">
            <text:p>Ailanthus altissima </text:p>
          </table:table-cell>
          <table:table-cell table:style-name="ce19" office:value-type="string">
            <text:p>Ailanthus altissim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9" office:value-type="string">
            <text:p>Ailanthus sp. (glandulosa)</text:p>
          </table:table-cell>
          <table:table-cell table:style-name="ce19" office:value-type="string">
            <text:p>Ailanthus sp. (glandulos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9" office:value-type="string">
            <text:p>Alnus cordata</text:p>
          </table:table-cell>
          <table:table-cell table:style-name="ce19" office:value-type="string">
            <text:p>Alnus cord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9" office:value-type="string">
            <text:p>Alnus glutinosa</text:p>
          </table:table-cell>
          <table:table-cell table:style-name="ce19" office:value-type="string">
            <text:p>Alnus glutin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9" office:value-type="string">
            <text:p>Alnus incana</text:p>
          </table:table-cell>
          <table:table-cell table:style-name="ce19" office:value-type="string">
            <text:p>Alnus inc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9" office:value-type="string">
            <text:p>Alnus sp.</text:p>
          </table:table-cell>
          <table:table-cell table:style-name="ce19" office:value-type="string">
            <text:p>Al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9" office:value-type="string">
            <text:p>Alnus viridis</text:p>
          </table:table-cell>
          <table:table-cell table:style-name="ce19" office:value-type="string">
            <text:p>Alnus virid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9" office:value-type="string">
            <text:p>Amelanchier canadensis</text:p>
          </table:table-cell>
          <table:table-cell table:style-name="ce19" office:value-type="string">
            <text:p>Amelanchier cana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9" office:value-type="string">
            <text:p>Amelanchier grandiflora</text:p>
          </table:table-cell>
          <table:table-cell table:style-name="ce19" office:value-type="string">
            <text:p>Amelanchier grand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9" office:value-type="string">
            <text:p>Amelanchier ovalis</text:p>
          </table:table-cell>
          <table:table-cell table:style-name="ce19" office:value-type="string">
            <text:p>Amelanchier ov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9" office:value-type="string">
            <text:p>Amelanchier sp.</text:p>
          </table:table-cell>
          <table:table-cell table:style-name="ce19" office:value-type="string">
            <text:p>Amelanchier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9" office:value-type="string">
            <text:p>Amelanchier spicata</text:p>
          </table:table-cell>
          <table:table-cell table:style-name="ce19" office:value-type="string">
            <text:p>Amelanchier spi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9" office:value-type="string">
            <text:p>Arbutus andrachne</text:p>
          </table:table-cell>
          <table:table-cell table:style-name="ce19" office:value-type="string">
            <text:p>Arbutus andrachn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9" office:value-type="string">
            <text:p>Arbutus sp.</text:p>
          </table:table-cell>
          <table:table-cell table:style-name="ce19" office:value-type="string">
            <text:p>Arbut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9" office:value-type="string">
            <text:p>Arbutus unedo</text:p>
          </table:table-cell>
          <table:table-cell table:style-name="ce19" office:value-type="string">
            <text:p>Arbutus uned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9" office:value-type="string">
            <text:p>Berberis vulgaris</text:p>
          </table:table-cell>
          <table:table-cell table:style-name="ce19" office:value-type="string">
            <text:p>Berberis vulga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9" office:value-type="string">
            <text:p>Betula humilis </text:p>
          </table:table-cell>
          <table:table-cell table:style-name="ce19" office:value-type="string">
            <text:p>Betula humili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9" office:value-type="string">
            <text:p>Betula nana </text:p>
          </table:table-cell>
          <table:table-cell table:style-name="ce19" office:value-type="string">
            <text:p>Betula nan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9" office:value-type="string">
            <text:p>Betula pendula</text:p>
          </table:table-cell>
          <table:table-cell table:style-name="ce19" office:value-type="string">
            <text:p>Betula pendu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9" office:value-type="string">
            <text:p>Betula pubescens</text:p>
          </table:table-cell>
          <table:table-cell table:style-name="ce19" office:value-type="string">
            <text:p>Betula pub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9" office:value-type="string">
            <text:p>Betula sp.</text:p>
          </table:table-cell>
          <table:table-cell table:style-name="ce19" office:value-type="string">
            <text:p>Betul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9" office:value-type="string">
            <text:p>Buxus balearica</text:p>
          </table:table-cell>
          <table:table-cell table:style-name="ce19" office:value-type="string">
            <text:p>Buxus balea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9" office:value-type="string">
            <text:p>Buxus sempervirens</text:p>
          </table:table-cell>
          <table:table-cell table:style-name="ce19" office:value-type="string">
            <text:p>Buxus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9" office:value-type="string">
            <text:p>Buxus sp.</text:p>
          </table:table-cell>
          <table:table-cell table:style-name="ce19" office:value-type="string">
            <text:p>Bux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9" office:value-type="string">
            <text:p>Carpinus betulus</text:p>
          </table:table-cell>
          <table:table-cell table:style-name="ce19" office:value-type="string">
            <text:p>Carpinus betu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9" office:value-type="string">
            <text:p>Carpinus orientalis</text:p>
          </table:table-cell>
          <table:table-cell table:style-name="ce19" office:value-type="string">
            <text:p>Carpinus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9" office:value-type="string">
            <text:p>Carpinus sp.</text:p>
          </table:table-cell>
          <table:table-cell table:style-name="ce19" office:value-type="string">
            <text:p>Carpi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9" office:value-type="string">
            <text:p>Castanea sativa </text:p>
          </table:table-cell>
          <table:table-cell table:style-name="ce19" office:value-type="string">
            <text:p>Castanea sativ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9" office:value-type="string">
            <text:p>Castanea sp.</text:p>
          </table:table-cell>
          <table:table-cell table:style-name="ce19" office:value-type="string">
            <text:p>Castan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9" office:value-type="string">
            <text:p>Cedrus atlantica</text:p>
          </table:table-cell>
          <table:table-cell table:style-name="ce19" office:value-type="string">
            <text:p>Cedrus atlan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9" office:value-type="string">
            <text:p>Cedrus deodara</text:p>
          </table:table-cell>
          <table:table-cell table:style-name="ce19" office:value-type="string">
            <text:p>Cedrus deoda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9" office:value-type="string">
            <text:p>Cedrus libani</text:p>
          </table:table-cell>
          <table:table-cell table:style-name="ce19" office:value-type="string">
            <text:p>Cedrus liban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9" office:value-type="string">
            <text:p>Cedrus sp.</text:p>
          </table:table-cell>
          <table:table-cell table:style-name="ce19" office:value-type="string">
            <text:p>Ced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9" office:value-type="string">
            <text:p>Celtis australis</text:p>
          </table:table-cell>
          <table:table-cell table:style-name="ce19" office:value-type="string">
            <text:p>Celtis austr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9" office:value-type="string">
            <text:p>Ceratonia siliqua</text:p>
          </table:table-cell>
          <table:table-cell table:style-name="ce19" office:value-type="string">
            <text:p>Ceratonia siliqu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9" office:value-type="string">
            <text:p>Cercis siliquastrum </text:p>
          </table:table-cell>
          <table:table-cell table:style-name="ce19" office:value-type="string">
            <text:p>Cercis siliquastrum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9" office:value-type="string">
            <text:p>Chamaecyparis lawsoniana</text:p>
          </table:table-cell>
          <table:table-cell table:style-name="ce19" office:value-type="string">
            <text:p>Chamaecyparis lawso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9" office:value-type="string">
            <text:p>Chamaerops humilis</text:p>
          </table:table-cell>
          <table:table-cell table:style-name="ce19" office:value-type="string">
            <text:p>Chamaerops hum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9" office:value-type="string">
            <text:p>Cinnamomum camphora</text:p>
          </table:table-cell>
          <table:table-cell table:style-name="ce19" office:value-type="string">
            <text:p>Cinnamomum camph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9" office:value-type="string">
            <text:p>Cornus mas</text:p>
          </table:table-cell>
          <table:table-cell table:style-name="ce19" office:value-type="string">
            <text:p>Corn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9" office:value-type="string">
            <text:p>Cornus sanguinea</text:p>
          </table:table-cell>
          <table:table-cell table:style-name="ce19" office:value-type="string">
            <text:p>Cornus sangu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9" office:value-type="string">
            <text:p>Cornus sp.</text:p>
          </table:table-cell>
          <table:table-cell table:style-name="ce19" office:value-type="string">
            <text:p>Cor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9" office:value-type="string">
            <text:p>Corylus avellana</text:p>
          </table:table-cell>
          <table:table-cell table:style-name="ce19" office:value-type="string">
            <text:p>Corylus avell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9" office:value-type="string">
            <text:p>Corylus sp.</text:p>
          </table:table-cell>
          <table:table-cell table:style-name="ce19" office:value-type="string">
            <text:p>Cory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9" office:value-type="string">
            <text:p>Crataegus azarolus</text:p>
          </table:table-cell>
          <table:table-cell table:style-name="ce19" office:value-type="string">
            <text:p>Crataegus azaro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9" office:value-type="string">
            <text:p>Crataegus laciniata</text:p>
          </table:table-cell>
          <table:table-cell table:style-name="ce19" office:value-type="string">
            <text:p>Crataegus lacini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9" office:value-type="string">
            <text:p>Crataegus laevigata</text:p>
          </table:table-cell>
          <table:table-cell table:style-name="ce19" office:value-type="string">
            <text:p>Crataegus laevig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9" office:value-type="string">
            <text:p>Crataegus monogyna</text:p>
          </table:table-cell>
          <table:table-cell table:style-name="ce19" office:value-type="string">
            <text:p>Crataegus monogy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9" office:value-type="string">
            <text:p>Crataegus sp. </text:p>
          </table:table-cell>
          <table:table-cell table:style-name="ce19" office:value-type="string">
            <text:p>Crataegus sp.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9" office:value-type="string">
            <text:p>Cryptomeria sp.</text:p>
          </table:table-cell>
          <table:table-cell table:style-name="ce19" office:value-type="string">
            <text:p>Cryptomer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9" office:value-type="string">
            <text:p>Cupressus arizonica</text:p>
          </table:table-cell>
          <table:table-cell table:style-name="ce19" office:value-type="string">
            <text:p>Cupressus ariz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9" office:value-type="string">
            <text:p>Cupressus lusitanica</text:p>
          </table:table-cell>
          <table:table-cell table:style-name="ce19" office:value-type="string">
            <text:p>Cupress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9" office:value-type="string">
            <text:p>Cupressus macrocarpa</text:p>
          </table:table-cell>
          <table:table-cell table:style-name="ce19" office:value-type="string">
            <text:p>Cupressus macro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9" office:value-type="string">
            <text:p>Cupressus sempervirens</text:p>
          </table:table-cell>
          <table:table-cell table:style-name="ce19" office:value-type="string">
            <text:p>Cupressus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9" office:value-type="string">
            <text:p>Cupressus sp.</text:p>
          </table:table-cell>
          <table:table-cell table:style-name="ce19" office:value-type="string">
            <text:p>Cupress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9" office:value-type="string">
            <text:p>Erica arborea</text:p>
          </table:table-cell>
          <table:table-cell table:style-name="ce19" office:value-type="string">
            <text:p>Erica arbo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9" office:value-type="string">
            <text:p>Erica manipuliflora</text:p>
          </table:table-cell>
          <table:table-cell table:style-name="ce19" office:value-type="string">
            <text:p>Erica manipul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9" office:value-type="string">
            <text:p>Erica scoparia</text:p>
          </table:table-cell>
          <table:table-cell table:style-name="ce19" office:value-type="string">
            <text:p>Erica scop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9" office:value-type="string">
            <text:p>Erica sp.</text:p>
          </table:table-cell>
          <table:table-cell table:style-name="ce19" office:value-type="string">
            <text:p>Eric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9" office:value-type="string">
            <text:p>Eucalyptus camaldulensis</text:p>
          </table:table-cell>
          <table:table-cell table:style-name="ce19" office:value-type="string">
            <text:p>Eucalyptus camaldul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9" office:value-type="string">
            <text:p>Eucalyptus gomphocephalus</text:p>
          </table:table-cell>
          <table:table-cell table:style-name="ce19" office:value-type="string">
            <text:p>Eucalyptus gomphocepha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9" office:value-type="string">
            <text:p>Eucalyptus sp.</text:p>
          </table:table-cell>
          <table:table-cell table:style-name="ce19" office:value-type="string">
            <text:p>Eucalypt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9" office:value-type="string">
            <text:p>Euonymus europaeus</text:p>
          </table:table-cell>
          <table:table-cell table:style-name="ce19" office:value-type="string">
            <text:p>Euonymus europae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9" office:value-type="string">
            <text:p>Euonymus sp.</text:p>
          </table:table-cell>
          <table:table-cell table:style-name="ce19" office:value-type="string">
            <text:p>Euonym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9" office:value-type="string">
            <text:p>Fagus sp.</text:p>
          </table:table-cell>
          <table:table-cell table:style-name="ce19" office:value-type="string">
            <text:p>Fag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9" office:value-type="string">
            <text:p>Fagus sylvatica</text:p>
          </table:table-cell>
          <table:table-cell table:style-name="ce19" office:value-type="string">
            <text:p>Fagus sylva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9" office:value-type="string">
            <text:p>Ficus carica</text:p>
          </table:table-cell>
          <table:table-cell table:style-name="ce19" office:value-type="string">
            <text:p>Ficus ca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9" office:value-type="string">
            <text:p>Ficus sp.</text:p>
          </table:table-cell>
          <table:table-cell table:style-name="ce19" office:value-type="string">
            <text:p>Fi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9" office:value-type="string">
            <text:p>Frangula alnus</text:p>
          </table:table-cell>
          <table:table-cell table:style-name="ce19" office:value-type="string">
            <text:p>Frangula al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9" office:value-type="string">
            <text:p>Fraxinus angustifolia </text:p>
          </table:table-cell>
          <table:table-cell table:style-name="ce19" office:value-type="string">
            <text:p>Fraxinus angustifoli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9" office:value-type="string">
            <text:p>Fraxinus excelsior</text:p>
          </table:table-cell>
          <table:table-cell table:style-name="ce19" office:value-type="string">
            <text:p>Fraxinus excelsio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9" office:value-type="string">
            <text:p>Fraxinus ornus</text:p>
          </table:table-cell>
          <table:table-cell table:style-name="ce19" office:value-type="string">
            <text:p>Fraxinus or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9" office:value-type="string">
            <text:p>Fraxinus pallisae</text:p>
          </table:table-cell>
          <table:table-cell table:style-name="ce19" office:value-type="string">
            <text:p>Fraxinus pallisa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9" office:value-type="string">
            <text:p>Fraxinus pennsylvania</text:p>
          </table:table-cell>
          <table:table-cell table:style-name="ce19" office:value-type="string">
            <text:p>Fraxinus pennsylvan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9" office:value-type="string">
            <text:p>Fraxinus sp.</text:p>
          </table:table-cell>
          <table:table-cell table:style-name="ce19" office:value-type="string">
            <text:p>Fraxi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9" office:value-type="string">
            <text:p>Gleditsia sp.</text:p>
          </table:table-cell>
          <table:table-cell table:style-name="ce19" office:value-type="string">
            <text:p>Gledits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9" office:value-type="string">
            <text:p>Hippophae rhamnoides</text:p>
          </table:table-cell>
          <table:table-cell table:style-name="ce19" office:value-type="string">
            <text:p>Hippophae rhamn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9" office:value-type="string">
            <text:p>Ilex aquifolium</text:p>
          </table:table-cell>
          <table:table-cell table:style-name="ce19" office:value-type="string">
            <text:p>Ilex aquifoli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9" office:value-type="string">
            <text:p>Ilex canariensis</text:p>
          </table:table-cell>
          <table:table-cell table:style-name="ce19" office:value-type="string">
            <text:p>Ile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9" office:value-type="string">
            <text:p>Ilex sp.</text:p>
          </table:table-cell>
          <table:table-cell table:style-name="ce19" office:value-type="string">
            <text:p>Ile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9" office:value-type="string">
            <text:p>Juglans cinerea</text:p>
          </table:table-cell>
          <table:table-cell table:style-name="ce19" office:value-type="string">
            <text:p>Juglans 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9" office:value-type="string">
            <text:p>Juglans nigra</text:p>
          </table:table-cell>
          <table:table-cell table:style-name="ce19" office:value-type="string">
            <text:p>Juglan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9" office:value-type="string">
            <text:p>Juglans regia</text:p>
          </table:table-cell>
          <table:table-cell table:style-name="ce19" office:value-type="string">
            <text:p>Juglans reg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9" office:value-type="string">
            <text:p>Juglans sp.</text:p>
          </table:table-cell>
          <table:table-cell table:style-name="ce19" office:value-type="string">
            <text:p>Juglan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9" office:value-type="string">
            <text:p>Juniperus comunis</text:p>
          </table:table-cell>
          <table:table-cell table:style-name="ce19" office:value-type="string">
            <text:p>Juniperus co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9" office:value-type="string">
            <text:p>Juniperus oxycedrus</text:p>
          </table:table-cell>
          <table:table-cell table:style-name="ce19" office:value-type="string">
            <text:p>Juniperus oxycedr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9" office:value-type="string">
            <text:p>Juniperus phoenicea</text:p>
          </table:table-cell>
          <table:table-cell table:style-name="ce19" office:value-type="string">
            <text:p>Juniperus phoenic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9" office:value-type="string">
            <text:p>Juniperus sabina</text:p>
          </table:table-cell>
          <table:table-cell table:style-name="ce19" office:value-type="string">
            <text:p>Juniperus sab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9" office:value-type="string">
            <text:p>Juniperus sp.</text:p>
          </table:table-cell>
          <table:table-cell table:style-name="ce19" office:value-type="string">
            <text:p>Junipe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9" office:value-type="string">
            <text:p>Juniperus thurifera</text:p>
          </table:table-cell>
          <table:table-cell table:style-name="ce19" office:value-type="string">
            <text:p>Juniperus thurif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9" office:value-type="string">
            <text:p>Juniperus virginiana</text:p>
          </table:table-cell>
          <table:table-cell table:style-name="ce19" office:value-type="string">
            <text:p>Juniperus virgi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9" office:value-type="string">
            <text:p>Laburnum alpinum</text:p>
          </table:table-cell>
          <table:table-cell table:style-name="ce19" office:value-type="string">
            <text:p>Laburnum alpi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9" office:value-type="string">
            <text:p>Laburnum anagyroides</text:p>
          </table:table-cell>
          <table:table-cell table:style-name="ce19" office:value-type="string">
            <text:p>Laburnum anagyr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9" office:value-type="string">
            <text:p>Laburnum sp.</text:p>
          </table:table-cell>
          <table:table-cell table:style-name="ce19" office:value-type="string">
            <text:p>Laburnum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9" office:value-type="string">
            <text:p>Larix decidua</text:p>
          </table:table-cell>
          <table:table-cell table:style-name="ce19" office:value-type="string">
            <text:p>Larix decidu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9" office:value-type="string">
            <text:p>Larix kaempferi C25</text:p>
          </table:table-cell>
          <table:table-cell table:style-name="ce19" office:value-type="string">
            <text:p>Larix kaempferi C25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9" office:value-type="string">
            <text:p>Larix sp.</text:p>
          </table:table-cell>
          <table:table-cell table:style-name="ce19" office:value-type="string">
            <text:p>Lar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9" office:value-type="string">
            <text:p>Laurus azorica</text:p>
          </table:table-cell>
          <table:table-cell table:style-name="ce19" office:value-type="string">
            <text:p>Laurus azo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9" office:value-type="string">
            <text:p>Laurus nobilis</text:p>
          </table:table-cell>
          <table:table-cell table:style-name="ce19" office:value-type="string">
            <text:p>Laurus nob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9" office:value-type="string">
            <text:p>Ligustrum vulgare</text:p>
          </table:table-cell>
          <table:table-cell table:style-name="ce19" office:value-type="string">
            <text:p>Ligustrum vulgar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9" office:value-type="string">
            <text:p>Liriodendron tulipifera </text:p>
          </table:table-cell>
          <table:table-cell table:style-name="ce19" office:value-type="string">
            <text:p>Liriodendron tulipifer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9" office:value-type="string">
            <text:p>Lonicera sp.</text:p>
          </table:table-cell>
          <table:table-cell table:style-name="ce19" office:value-type="string">
            <text:p>Lonicer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9" office:value-type="string">
            <text:p>Magnolia sp.</text:p>
          </table:table-cell>
          <table:table-cell table:style-name="ce19" office:value-type="string">
            <text:p>Magnol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9" office:value-type="string">
            <text:p>Malus domestica</text:p>
          </table:table-cell>
          <table:table-cell table:style-name="ce19" office:value-type="string">
            <text:p>Mal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9" office:value-type="string">
            <text:p>Malus sp.</text:p>
          </table:table-cell>
          <table:table-cell table:style-name="ce19" office:value-type="string">
            <text:p>Ma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9" office:value-type="string">
            <text:p>Malus sylvestris</text:p>
          </table:table-cell>
          <table:table-cell table:style-name="ce19" office:value-type="string">
            <text:p>Malus sylve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9" office:value-type="string">
            <text:p>Metasequoia sp.</text:p>
          </table:table-cell>
          <table:table-cell table:style-name="ce19" office:value-type="string">
            <text:p>Metasequo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9" office:value-type="string">
            <text:p>Morus alba</text:p>
          </table:table-cell>
          <table:table-cell table:style-name="ce19" office:value-type="string">
            <text:p>Moru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9" office:value-type="string">
            <text:p>Morus nigra</text:p>
          </table:table-cell>
          <table:table-cell table:style-name="ce19" office:value-type="string">
            <text:p>Mor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9" office:value-type="string">
            <text:p>Morus sp.</text:p>
          </table:table-cell>
          <table:table-cell table:style-name="ce19" office:value-type="string">
            <text:p>Mo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9" office:value-type="string">
            <text:p>Myrica faya</text:p>
          </table:table-cell>
          <table:table-cell table:style-name="ce19" office:value-type="string">
            <text:p>Myrica fay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9" office:value-type="string">
            <text:p>Myrtus communis</text:p>
          </table:table-cell>
          <table:table-cell table:style-name="ce19" office:value-type="string">
            <text:p>Myrtus com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9" office:value-type="string">
            <text:p>Ocotea foetens</text:p>
          </table:table-cell>
          <table:table-cell table:style-name="ce19" office:value-type="string">
            <text:p>Ocotea foet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9" office:value-type="string">
            <text:p>Olea europaea</text:p>
          </table:table-cell>
          <table:table-cell table:style-name="ce19" office:value-type="string">
            <text:p>Olea europa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9" office:value-type="string">
            <text:p>Olea sp.</text:p>
          </table:table-cell>
          <table:table-cell table:style-name="ce19" office:value-type="string">
            <text:p>Ol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9" office:value-type="string">
            <text:p>Ostrya carpinifolia</text:p>
          </table:table-cell>
          <table:table-cell table:style-name="ce19" office:value-type="string">
            <text:p>Ostrya carpin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9" office:value-type="string">
            <text:p>Paulownia tomentosa</text:p>
          </table:table-cell>
          <table:table-cell table:style-name="ce19" office:value-type="string">
            <text:p>Paulownia toment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9" office:value-type="string">
            <text:p>Persea indica</text:p>
          </table:table-cell>
          <table:table-cell table:style-name="ce19" office:value-type="string">
            <text:p>Persea ind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9" office:value-type="string">
            <text:p>Phillyrea angustifolia</text:p>
          </table:table-cell>
          <table:table-cell table:style-name="ce19" office:value-type="string">
            <text:p>Phillyrea angust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9" office:value-type="string">
            <text:p>Phillyrea latifolia</text:p>
          </table:table-cell>
          <table:table-cell table:style-name="ce19" office:value-type="string">
            <text:p>Phillyrea lat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9" office:value-type="string">
            <text:p>Phoenix canariensis</text:p>
          </table:table-cell>
          <table:table-cell table:style-name="ce19" office:value-type="string">
            <text:p>Phoeni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9" office:value-type="string">
            <text:p>Phoenix sp.</text:p>
          </table:table-cell>
          <table:table-cell table:style-name="ce19" office:value-type="string">
            <text:p>Phoen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9" office:value-type="string">
            <text:p>Picconia excelsa</text:p>
          </table:table-cell>
          <table:table-cell table:style-name="ce19" office:value-type="string">
            <text:p>Picconia excel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9" office:value-type="string">
            <text:p>Picea abies </text:p>
          </table:table-cell>
          <table:table-cell table:style-name="ce19" office:value-type="string">
            <text:p>Picea abie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9" office:value-type="string">
            <text:p>Picea engelmannii</text:p>
          </table:table-cell>
          <table:table-cell table:style-name="ce19" office:value-type="string">
            <text:p>Picea engelmann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9" office:value-type="string">
            <text:p>Picea glauca</text:p>
          </table:table-cell>
          <table:table-cell table:style-name="ce19" office:value-type="string">
            <text:p>Picea glau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9" office:value-type="string">
            <text:p>Picea omorika</text:p>
          </table:table-cell>
          <table:table-cell table:style-name="ce19" office:value-type="string">
            <text:p>Picea omorik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9" office:value-type="string">
            <text:p>Picea orientalis</text:p>
          </table:table-cell>
          <table:table-cell table:style-name="ce19" office:value-type="string">
            <text:p>Picea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9" office:value-type="string">
            <text:p>Picea pungens</text:p>
          </table:table-cell>
          <table:table-cell table:style-name="ce19" office:value-type="string">
            <text:p>Picea pung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9" office:value-type="string">
            <text:p>Picea sitchensis</text:p>
          </table:table-cell>
          <table:table-cell table:style-name="ce19" office:value-type="string">
            <text:p>Picea sitch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9" office:value-type="string">
            <text:p>Picea sp.</text:p>
          </table:table-cell>
          <table:table-cell table:style-name="ce19" office:value-type="string">
            <text:p>Pic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9" office:value-type="string">
            <text:p>Pinus banksiana</text:p>
          </table:table-cell>
          <table:table-cell table:style-name="ce19" office:value-type="string">
            <text:p>Pinus bank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9" office:value-type="string">
            <text:p>Pinus canariensis</text:p>
          </table:table-cell>
          <table:table-cell table:style-name="ce19" office:value-type="string">
            <text:p>Pinu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9" office:value-type="string">
            <text:p>Pinus cembra</text:p>
          </table:table-cell>
          <table:table-cell table:style-name="ce19" office:value-type="string">
            <text:p>Pinus cem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9" office:value-type="string">
            <text:p>Pinus contorta</text:p>
          </table:table-cell>
          <table:table-cell table:style-name="ce19" office:value-type="string">
            <text:p>Pinus contor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9" office:value-type="string">
            <text:p>Pinus halepensis</text:p>
          </table:table-cell>
          <table:table-cell table:style-name="ce19" office:value-type="string">
            <text:p>Pinus halep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9" office:value-type="string">
            <text:p>Pinus heldreichii</text:p>
          </table:table-cell>
          <table:table-cell table:style-name="ce19" office:value-type="string">
            <text:p>Pinus heldreich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21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9" office:value-type="string">
            <text:p>Pinus leucodermis</text:p>
          </table:table-cell>
          <table:table-cell table:style-name="ce19" office:value-type="string">
            <text:p>Pinus leucoderm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9" office:value-type="string">
            <text:p>Pinus mugo </text:p>
          </table:table-cell>
          <table:table-cell table:style-name="ce19" office:value-type="string">
            <text:p>Pinus mugo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9" office:value-type="string">
            <text:p>Pinus nigra </text:p>
          </table:table-cell>
          <table:table-cell table:style-name="ce19" office:value-type="string">
            <text:p>Pinus nigr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9" office:value-type="string">
            <text:p>Pinus pinaster</text:p>
          </table:table-cell>
          <table:table-cell table:style-name="ce19" office:value-type="string">
            <text:p>Pinus pinast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9" office:value-type="string">
            <text:p>Pinus pinea</text:p>
          </table:table-cell>
          <table:table-cell table:style-name="ce19" office:value-type="string">
            <text:p>Pinus p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9" office:value-type="string">
            <text:p>Pinus ponderosa</text:p>
          </table:table-cell>
          <table:table-cell table:style-name="ce19" office:value-type="string">
            <text:p>Pinus ponder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9" office:value-type="string">
            <text:p>Pinus radiata </text:p>
          </table:table-cell>
          <table:table-cell table:style-name="ce19" office:value-type="string">
            <text:p>Pinus radiat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9" office:value-type="string">
            <text:p>Pinus sp</text:p>
          </table:table-cell>
          <table:table-cell table:style-name="ce19" office:value-type="string">
            <text:p>Pinus sp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9" office:value-type="string">
            <text:p>Pinus strobus</text:p>
          </table:table-cell>
          <table:table-cell table:style-name="ce19" office:value-type="string">
            <text:p>Pinus strob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9" office:value-type="string">
            <text:p>Pinus sylvestris</text:p>
          </table:table-cell>
          <table:table-cell table:style-name="ce19" office:value-type="string">
            <text:p>Pinus sylve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9" office:value-type="string">
            <text:p>Pinus uncinata (rotundata)</text:p>
          </table:table-cell>
          <table:table-cell table:style-name="ce19" office:value-type="string">
            <text:p>Pinus uncinata (rotundat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9" office:value-type="string">
            <text:p>Pistacia atlantica</text:p>
          </table:table-cell>
          <table:table-cell table:style-name="ce19" office:value-type="string">
            <text:p>Pistacia atlan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9" office:value-type="string">
            <text:p>Pistacia lentiscus</text:p>
          </table:table-cell>
          <table:table-cell table:style-name="ce19" office:value-type="string">
            <text:p>Pistacia lentisc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9" office:value-type="string">
            <text:p>Pistacia terebinthus</text:p>
          </table:table-cell>
          <table:table-cell table:style-name="ce19" office:value-type="string">
            <text:p>Pistacia terebinth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9" office:value-type="string">
            <text:p>Platanus acerifolia</text:p>
          </table:table-cell>
          <table:table-cell table:style-name="ce19" office:value-type="string">
            <text:p>Platanus acer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9" office:value-type="string">
            <text:p>Platanus orientalis</text:p>
          </table:table-cell>
          <table:table-cell table:style-name="ce19" office:value-type="string">
            <text:p>Platanus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9" office:value-type="string">
            <text:p>Platanus sp. (incl hybrida)</text:p>
          </table:table-cell>
          <table:table-cell table:style-name="ce19" office:value-type="string">
            <text:p>Platanus sp. (incl hybrid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9" office:value-type="string">
            <text:p>Pleiomeris canariensis</text:p>
          </table:table-cell>
          <table:table-cell table:style-name="ce19" office:value-type="string">
            <text:p>Pleiomeri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9" office:value-type="string">
            <text:p>Populus alba</text:p>
          </table:table-cell>
          <table:table-cell table:style-name="ce19" office:value-type="string">
            <text:p>Populu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9" office:value-type="string">
            <text:p>Populus nigra</text:p>
          </table:table-cell>
          <table:table-cell table:style-name="ce19" office:value-type="string">
            <text:p>Popul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9" office:value-type="string">
            <text:p>Populus sp.</text:p>
          </table:table-cell>
          <table:table-cell table:style-name="ce19" office:value-type="string">
            <text:p>Popu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9" office:value-type="string">
            <text:p>Populus tremula</text:p>
          </table:table-cell>
          <table:table-cell table:style-name="ce19" office:value-type="string">
            <text:p>Populus tremu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9" office:value-type="string">
            <text:p>Populus x canescens</text:p>
          </table:table-cell>
          <table:table-cell table:style-name="ce19" office:value-type="string">
            <text:p>Populus x can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9" office:value-type="string">
            <text:p>Prunus armeniaca</text:p>
          </table:table-cell>
          <table:table-cell table:style-name="ce19" office:value-type="string">
            <text:p>Prunus armenia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9" office:value-type="string">
            <text:p>Prunus avium</text:p>
          </table:table-cell>
          <table:table-cell table:style-name="ce19" office:value-type="string">
            <text:p>Prunus avi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9" office:value-type="string">
            <text:p>Prunus cerasifera</text:p>
          </table:table-cell>
          <table:table-cell table:style-name="ce19" office:value-type="string">
            <text:p>Prunus cerasif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9" office:value-type="string">
            <text:p>Prunus cerasus</text:p>
          </table:table-cell>
          <table:table-cell table:style-name="ce19" office:value-type="string">
            <text:p>Prunus ceras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9" office:value-type="string">
            <text:p>Prunus domestica</text:p>
          </table:table-cell>
          <table:table-cell table:style-name="ce19" office:value-type="string">
            <text:p>Prun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9" office:value-type="string">
            <text:p>Prunus dulcis</text:p>
          </table:table-cell>
          <table:table-cell table:style-name="ce19" office:value-type="string">
            <text:p>Prunus dulc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9" office:value-type="string">
            <text:p>Prunus lusitanica</text:p>
          </table:table-cell>
          <table:table-cell table:style-name="ce19" office:value-type="string">
            <text:p>Prun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9" office:value-type="string">
            <text:p>Prunus mahaleb</text:p>
          </table:table-cell>
          <table:table-cell table:style-name="ce19" office:value-type="string">
            <text:p>Prunus mahaleb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9" office:value-type="string">
            <text:p>Prunus padus </text:p>
          </table:table-cell>
          <table:table-cell table:style-name="ce19" office:value-type="string">
            <text:p>Prunus padu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9" office:value-type="string">
            <text:p>Prunus persica</text:p>
          </table:table-cell>
          <table:table-cell table:style-name="ce19" office:value-type="string">
            <text:p>Prunus pers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9" office:value-type="string">
            <text:p>Prunus serotina</text:p>
          </table:table-cell>
          <table:table-cell table:style-name="ce19" office:value-type="string">
            <text:p>Prunus serot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9" office:value-type="string">
            <text:p>Prunus sp.</text:p>
          </table:table-cell>
          <table:table-cell table:style-name="ce19" office:value-type="string">
            <text:p>Pru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9" office:value-type="string">
            <text:p>Prunus spinosa</text:p>
          </table:table-cell>
          <table:table-cell table:style-name="ce19" office:value-type="string">
            <text:p>Prunus spin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9" office:value-type="string">
            <text:p>Pseudotsuga menziesii</text:p>
          </table:table-cell>
          <table:table-cell table:style-name="ce19" office:value-type="string">
            <text:p>Pseudotsuga menzies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9" office:value-type="string">
            <text:p>Pyrus amygdaliformis</text:p>
          </table:table-cell>
          <table:table-cell table:style-name="ce19" office:value-type="string">
            <text:p>Pyrus amygdaliform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9" office:value-type="string">
            <text:p>Pyrus communis</text:p>
          </table:table-cell>
          <table:table-cell table:style-name="ce19" office:value-type="string">
            <text:p>Pyrus com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9" office:value-type="string">
            <text:p>Pyrus pyraster</text:p>
          </table:table-cell>
          <table:table-cell table:style-name="ce19" office:value-type="string">
            <text:p>Pyrus pyrast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9" office:value-type="string">
            <text:p>Pyrus sp.</text:p>
          </table:table-cell>
          <table:table-cell table:style-name="ce19" office:value-type="string">
            <text:p>Py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9" office:value-type="string">
            <text:p>Quercus alnifolia</text:p>
          </table:table-cell>
          <table:table-cell table:style-name="ce19" office:value-type="string">
            <text:p>Quercus aln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9" office:value-type="string">
            <text:p>Quercus canariensis</text:p>
          </table:table-cell>
          <table:table-cell table:style-name="ce19" office:value-type="string">
            <text:p>Quercu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9" office:value-type="string">
            <text:p>Quercus cerris</text:p>
          </table:table-cell>
          <table:table-cell table:style-name="ce19" office:value-type="string">
            <text:p>Quercus cer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9" office:value-type="string">
            <text:p>Quercus coccifera (Q. calliprinos)</text:p>
          </table:table-cell>
          <table:table-cell table:style-name="ce19" office:value-type="string">
            <text:p>Quercus coccifera (Q. calliprinos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9" office:value-type="string">
            <text:p>Quercus congesta</text:p>
          </table:table-cell>
          <table:table-cell table:style-name="ce19" office:value-type="string">
            <text:p>Quercus conges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9" office:value-type="string">
            <text:p>Quercus dalechampii</text:p>
          </table:table-cell>
          <table:table-cell table:style-name="ce19" office:value-type="string">
            <text:p>Quercus dalechamp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9" office:value-type="string">
            <text:p>Quercus faginea</text:p>
          </table:table-cell>
          <table:table-cell table:style-name="ce19" office:value-type="string">
            <text:p>Quercus fag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9" office:value-type="string">
            <text:p>Quercus frainetto</text:p>
          </table:table-cell>
          <table:table-cell table:style-name="ce19" office:value-type="string">
            <text:p>Quercus frainett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9" office:value-type="string">
            <text:p>Quercus fruticosa</text:p>
          </table:table-cell>
          <table:table-cell table:style-name="ce19" office:value-type="string">
            <text:p>Quercus fruticos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9" office:value-type="string">
            <text:p>Quercus hartwissiana</text:p>
          </table:table-cell>
          <table:table-cell table:style-name="ce19" office:value-type="string">
            <text:p>Quercus hartwis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9" office:value-type="string">
            <text:p>Quercus ilex</text:p>
          </table:table-cell>
          <table:table-cell table:style-name="ce19" office:value-type="string">
            <text:p>Quercus ilex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9" office:value-type="string">
            <text:p>Quercus lusitanica</text:p>
          </table:table-cell>
          <table:table-cell table:style-name="ce19" office:value-type="string">
            <text:p>Querc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9" office:value-type="string">
            <text:p>Quercus macrolepis (Q. aegilops)</text:p>
          </table:table-cell>
          <table:table-cell table:style-name="ce19" office:value-type="string">
            <text:p>Quercus macrolepis (Q. aegilops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9" office:value-type="string">
            <text:p>Quercus mas</text:p>
          </table:table-cell>
          <table:table-cell table:style-name="ce19" office:value-type="string">
            <text:p>Querc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9" office:value-type="string">
            <text:p>Quercus palustris</text:p>
          </table:table-cell>
          <table:table-cell table:style-name="ce19" office:value-type="string">
            <text:p>Quercus palu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9" office:value-type="string">
            <text:p>Quercus pedunculiflora</text:p>
          </table:table-cell>
          <table:table-cell table:style-name="ce19" office:value-type="string">
            <text:p>Quercus peduncul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9" office:value-type="string">
            <text:p>Quercus petraea </text:p>
          </table:table-cell>
          <table:table-cell table:style-name="ce19" office:value-type="string">
            <text:p>Quercus petrae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9" office:value-type="string">
            <text:p>Quercus petraea (group) x pubesce</text:p>
          </table:table-cell>
          <table:table-cell table:style-name="ce19" office:value-type="string">
            <text:p>Quercus petraea (group) x pubesc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9" office:value-type="string">
            <text:p>Quercus petraea group</text:p>
          </table:table-cell>
          <table:table-cell table:style-name="ce19" office:value-type="string">
            <text:p>Quercus petraea group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9" office:value-type="string">
            <text:p>Quercus polycarpa</text:p>
          </table:table-cell>
          <table:table-cell table:style-name="ce19" office:value-type="string">
            <text:p>Quercus poly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9" office:value-type="string">
            <text:p>Quercus pubescens</text:p>
          </table:table-cell>
          <table:table-cell table:style-name="ce19" office:value-type="string">
            <text:p>Quercus pub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9" office:value-type="string">
            <text:p>Quercus pyrenaica (Q. toza)</text:p>
          </table:table-cell>
          <table:table-cell table:style-name="ce19" office:value-type="string">
            <text:p>Quercus pyrenaica (Q. toz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9" office:value-type="string">
            <text:p>Quercus robur </text:p>
          </table:table-cell>
          <table:table-cell table:style-name="ce19" office:value-type="string">
            <text:p>Quercus robur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9" office:value-type="string">
            <text:p>Quercus robur x pyrenaica</text:p>
          </table:table-cell>
          <table:table-cell table:style-name="ce19" office:value-type="string">
            <text:p>Quercus robur x pyrena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9" office:value-type="string">
            <text:p>Quercus rubra</text:p>
          </table:table-cell>
          <table:table-cell table:style-name="ce19" office:value-type="string">
            <text:p>Quercus ru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9" office:value-type="string">
            <text:p>Quercus sp.</text:p>
          </table:table-cell>
          <table:table-cell table:style-name="ce19" office:value-type="string">
            <text:p>Quer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9" office:value-type="string">
            <text:p>Quercus suber</text:p>
          </table:table-cell>
          <table:table-cell table:style-name="ce19" office:value-type="string">
            <text:p>Quercus sub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9" office:value-type="string">
            <text:p>Quercus trojana</text:p>
          </table:table-cell>
          <table:table-cell table:style-name="ce19" office:value-type="string">
            <text:p>Quercus troj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9" office:value-type="string">
            <text:p>Rhamnus alaternus</text:p>
          </table:table-cell>
          <table:table-cell table:style-name="ce19" office:value-type="string">
            <text:p>Rhamnus alater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9" office:value-type="string">
            <text:p>Rhamnus catharticus (a)</text:p>
          </table:table-cell>
          <table:table-cell table:style-name="ce19" office:value-type="string">
            <text:p>Rhamnus catharticus (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9" office:value-type="string">
            <text:p>Rhamnus lycioides spp. oleoides</text:p>
          </table:table-cell>
          <table:table-cell table:style-name="ce19" office:value-type="string">
            <text:p>Rhamnus lycioides spp. ole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9" office:value-type="string">
            <text:p>Rhamnus sp.</text:p>
          </table:table-cell>
          <table:table-cell table:style-name="ce19" office:value-type="string">
            <text:p>Rham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9" office:value-type="string">
            <text:p>Rhus coriaria</text:p>
          </table:table-cell>
          <table:table-cell table:style-name="ce19" office:value-type="string">
            <text:p>Rhus cori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9" office:value-type="string">
            <text:p>Rhus typhina</text:p>
          </table:table-cell>
          <table:table-cell table:style-name="ce19" office:value-type="string">
            <text:p>Rhus typh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9" office:value-type="string">
            <text:p>Robinia pseudoacacia</text:p>
          </table:table-cell>
          <table:table-cell table:style-name="ce19" office:value-type="string">
            <text:p>Robinia pseudoacac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9" office:value-type="string">
            <text:p>Salix alba </text:p>
          </table:table-cell>
          <table:table-cell table:style-name="ce19" office:value-type="string">
            <text:p>Salix alb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9" office:value-type="string">
            <text:p>Salix atrocinerea</text:p>
          </table:table-cell>
          <table:table-cell table:style-name="ce19" office:value-type="string">
            <text:p>Salix atro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9" office:value-type="string">
            <text:p>Salix babylonica</text:p>
          </table:table-cell>
          <table:table-cell table:style-name="ce19" office:value-type="string">
            <text:p>Salix babyl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9" office:value-type="string">
            <text:p>Salix cantabrica</text:p>
          </table:table-cell>
          <table:table-cell table:style-name="ce19" office:value-type="string">
            <text:p>Salix cantab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9" office:value-type="string">
            <text:p>Salix caprea</text:p>
          </table:table-cell>
          <table:table-cell table:style-name="ce19" office:value-type="string">
            <text:p>Salix cap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9" office:value-type="string">
            <text:p>Salix cinerea</text:p>
          </table:table-cell>
          <table:table-cell table:style-name="ce19" office:value-type="string">
            <text:p>Salix 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9" office:value-type="string">
            <text:p>Salix eleagnos</text:p>
          </table:table-cell>
          <table:table-cell table:style-name="ce19" office:value-type="string">
            <text:p>Salix eleagno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9" office:value-type="string">
            <text:p>Salix fragilis</text:p>
          </table:table-cell>
          <table:table-cell table:style-name="ce19" office:value-type="string">
            <text:p>Salix frag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9" office:value-type="string">
            <text:p>Salix purpurea</text:p>
          </table:table-cell>
          <table:table-cell table:style-name="ce19" office:value-type="string">
            <text:p>Salix purpu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9" office:value-type="string">
            <text:p>Salix sp.</text:p>
          </table:table-cell>
          <table:table-cell table:style-name="ce19" office:value-type="string">
            <text:p>Sal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9" office:value-type="string">
            <text:p>Salix viminalis</text:p>
          </table:table-cell>
          <table:table-cell table:style-name="ce19" office:value-type="string">
            <text:p>Salix vimin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9" office:value-type="string">
            <text:p>Sambucus ebulus</text:p>
          </table:table-cell>
          <table:table-cell table:style-name="ce19" office:value-type="string">
            <text:p>Sambucus ebu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9" office:value-type="string">
            <text:p>Sambucus nigra</text:p>
          </table:table-cell>
          <table:table-cell table:style-name="ce19" office:value-type="string">
            <text:p>Sambuc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9" office:value-type="string">
            <text:p>Sambucus racemosa</text:p>
          </table:table-cell>
          <table:table-cell table:style-name="ce19" office:value-type="string">
            <text:p>Sambucus racem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9" office:value-type="string">
            <text:p>Sambucus sp.</text:p>
          </table:table-cell>
          <table:table-cell table:style-name="ce19" office:value-type="string">
            <text:p>Sambu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9" office:value-type="string">
            <text:p>Sequoiadendron sp.</text:p>
          </table:table-cell>
          <table:table-cell table:style-name="ce19" office:value-type="string">
            <text:p>Sequoiadendron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9" office:value-type="string">
            <text:p>Sophora japonica</text:p>
          </table:table-cell>
          <table:table-cell table:style-name="ce19" office:value-type="string">
            <text:p>Sophora jap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9" office:value-type="string">
            <text:p>Sorbus aria</text:p>
          </table:table-cell>
          <table:table-cell table:style-name="ce19" office:value-type="string">
            <text:p>Sorbus 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9" office:value-type="string">
            <text:p>Sorbus aucuparia</text:p>
          </table:table-cell>
          <table:table-cell table:style-name="ce19" office:value-type="string">
            <text:p>Sorbus aucup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9" office:value-type="string">
            <text:p>Sorbus chamaemespilus</text:p>
          </table:table-cell>
          <table:table-cell table:style-name="ce19" office:value-type="string">
            <text:p>Sorbus chamaemespi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9" office:value-type="string">
            <text:p>Sorbus domestica</text:p>
          </table:table-cell>
          <table:table-cell table:style-name="ce19" office:value-type="string">
            <text:p>Sorb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9" office:value-type="string">
            <text:p>Sorbus intermedia</text:p>
          </table:table-cell>
          <table:table-cell table:style-name="ce19" office:value-type="string">
            <text:p>Sorbus intermed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9" office:value-type="string">
            <text:p>Sorbus latifolia s.l.</text:p>
          </table:table-cell>
          <table:table-cell table:style-name="ce19" office:value-type="string">
            <text:p>Sorbus latifolia s.l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9" office:value-type="string">
            <text:p>Sorbus mougeotii</text:p>
          </table:table-cell>
          <table:table-cell table:style-name="ce19" office:value-type="string">
            <text:p>Sorbus mougeot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9" office:value-type="string">
            <text:p>Sorbus sp.</text:p>
          </table:table-cell>
          <table:table-cell table:style-name="ce19" office:value-type="string">
            <text:p>Sorb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9" office:value-type="string">
            <text:p>Sorbus torminalis</text:p>
          </table:table-cell>
          <table:table-cell table:style-name="ce19" office:value-type="string">
            <text:p>Sorbus tormin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9" office:value-type="string">
            <text:p>Tamarix africana</text:p>
          </table:table-cell>
          <table:table-cell table:style-name="ce19" office:value-type="string">
            <text:p>Tamarix afric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9" office:value-type="string">
            <text:p>Tamarix canariensis</text:p>
          </table:table-cell>
          <table:table-cell table:style-name="ce19" office:value-type="string">
            <text:p>Tamari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9" office:value-type="string">
            <text:p>Tamarix sp.</text:p>
          </table:table-cell>
          <table:table-cell table:style-name="ce19" office:value-type="string">
            <text:p>Tamar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9" office:value-type="string">
            <text:p>Taxodium distichum</text:p>
          </table:table-cell>
          <table:table-cell table:style-name="ce19" office:value-type="string">
            <text:p>Taxodium distich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9" office:value-type="string">
            <text:p>Taxus baccata</text:p>
          </table:table-cell>
          <table:table-cell table:style-name="ce19" office:value-type="string">
            <text:p>Taxus bac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9" office:value-type="string">
            <text:p>Taxus sp.</text:p>
          </table:table-cell>
          <table:table-cell table:style-name="ce19" office:value-type="string">
            <text:p>Tax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9" office:value-type="string">
            <text:p>Tetraclinis articulata</text:p>
          </table:table-cell>
          <table:table-cell table:style-name="ce19" office:value-type="string">
            <text:p>Tetraclinis articul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9" office:value-type="string">
            <text:p>Thuja plicata</text:p>
          </table:table-cell>
          <table:table-cell table:style-name="ce19" office:value-type="string">
            <text:p>Thuja pli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9" office:value-type="string">
            <text:p>Thuja sp. </text:p>
          </table:table-cell>
          <table:table-cell table:style-name="ce19" office:value-type="string">
            <text:p>Thuja sp.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9" office:value-type="string">
            <text:p>Tilia cordata</text:p>
          </table:table-cell>
          <table:table-cell table:style-name="ce19" office:value-type="string">
            <text:p>Tilia cord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9" office:value-type="string">
            <text:p>Tilia platyphylos</text:p>
          </table:table-cell>
          <table:table-cell table:style-name="ce19" office:value-type="string">
            <text:p>Tilia platyphylo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9" office:value-type="string">
            <text:p>Tilia sp.</text:p>
          </table:table-cell>
          <table:table-cell table:style-name="ce19" office:value-type="string">
            <text:p>Til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9" office:value-type="string">
            <text:p>Tilia tomentosa</text:p>
          </table:table-cell>
          <table:table-cell table:style-name="ce19" office:value-type="string">
            <text:p>Tilia toment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9" office:value-type="string">
            <text:p>Tsuga canadensis</text:p>
          </table:table-cell>
          <table:table-cell table:style-name="ce19" office:value-type="string">
            <text:p>Tsuga cana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9" office:value-type="string">
            <text:p>Tsuga heterophylla</text:p>
          </table:table-cell>
          <table:table-cell table:style-name="ce19" office:value-type="string">
            <text:p>Tsuga heterophyl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9" office:value-type="string">
            <text:p>Tsuga sp.</text:p>
          </table:table-cell>
          <table:table-cell table:style-name="ce19" office:value-type="string">
            <text:p>Tsug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9" office:value-type="string">
            <text:p>Ulmus canescens</text:p>
          </table:table-cell>
          <table:table-cell table:style-name="ce19" office:value-type="string">
            <text:p>Ulmus can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9" office:value-type="string">
            <text:p>Ulmus glabra</text:p>
          </table:table-cell>
          <table:table-cell table:style-name="ce19" office:value-type="string">
            <text:p>Ulmus gla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9" office:value-type="string">
            <text:p>Ulmus laevis </text:p>
          </table:table-cell>
          <table:table-cell table:style-name="ce19" office:value-type="string">
            <text:p>Ulmus laevi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9" office:value-type="string">
            <text:p>Ulmus minor (pumila)</text:p>
          </table:table-cell>
          <table:table-cell table:style-name="ce19" office:value-type="string">
            <text:p>Ulmus minor (pumil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9" office:value-type="string">
            <text:p>Ulmus sp.</text:p>
          </table:table-cell>
          <table:table-cell table:style-name="ce19" office:value-type="string">
            <text:p>Ulm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9" office:value-type="string">
            <text:p>Viburnum lantana</text:p>
          </table:table-cell>
          <table:table-cell table:style-name="ce19" office:value-type="string">
            <text:p>Viburnum lant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9" office:value-type="string">
            <text:p>Viburnum opulus</text:p>
          </table:table-cell>
          <table:table-cell table:style-name="ce19" office:value-type="string">
            <text:p>Viburnum opulus</text:p>
          </table:table-cell>
        </table:table-row>
        <table:table-row table:style-name="ro7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 table:number-rows-repeated="48">
          <table:table-cell table:number-columns-repeated="5"/>
        </table:table-row>
        <table:table-row table:style-name="ro2" table:number-rows-repeated="27">
          <table:table-cell/>
          <table:table-cell table:style-name="ce19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9"/>
          <table:table-cell table:number-columns-repeated="3"/>
        </table:table-row>
        <table:table-row table:style-name="ro2" table:number-rows-repeated="6501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9" table:default-cell-style-name="ce8"/>
        <table:table-column table:style-name="co65" table:default-cell-style-name="ce8"/>
        <table:table-column table:style-name="co66" table:default-cell-style-name="ce8"/>
        <table:table-column table:style-name="co67" table:default-cell-style-name="ce8"/>
        <table:table-column table:style-name="co68" table:default-cell-style-name="ce8"/>
        <table:table-column table:style-name="co7" table:number-columns-repeated="3" table:default-cell-style-name="Default"/>
        <table:table-row table:style-name="ro6">
          <table:table-cell table:style-name="ce10" office:value-type="string">
            <text:p>Source Unit</text:p>
            <draw:control table:end-cell-address="group_mode.B1" table:end-x="0.849cm" table:end-y="0.453cm" draw:z-index="0" draw:name="Export CSV" draw:style-name="gr5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10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FR</text:p>
          </table:table-cell>
          <table:table-cell table:style-name="Default" office:value-type="string">
            <text:p>France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2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BE</text:p>
          </table:table-cell>
          <table:table-cell table:style-name="Default" office:value-type="string">
            <text:p>Belgium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NL</text:p>
          </table:table-cell>
          <table:table-cell table:style-name="Default" office:value-type="string">
            <text:p>Netherlands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DE</text:p>
          </table:table-cell>
          <table:table-cell table:style-name="Default" office:value-type="string">
            <text:p>German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5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Ital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6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UK</text:p>
          </table:table-cell>
          <table:table-cell table:style-name="Default" office:value-type="string">
            <text:p>United Kingdom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7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IE</text:p>
          </table:table-cell>
          <table:table-cell table:style-name="Default" office:value-type="string">
            <text:p>Ireland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8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DK</text:p>
          </table:table-cell>
          <table:table-cell office:value-type="string">
            <text:p>Denmark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9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GR</text:p>
          </table:table-cell>
          <table:table-cell office:value-type="string">
            <text:p>Greece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10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PT</text:p>
          </table:table-cell>
          <table:table-cell office:value-type="string">
            <text:p>Portugal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1">
            <text:p>1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ES</text:p>
          </table:table-cell>
          <table:table-cell office:value-type="string">
            <text:p>Spain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2">
            <text:p>12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U</text:p>
          </table:table-cell>
          <table:table-cell office:value-type="string">
            <text:p>Luxembourg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3">
            <text:p>1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E</text:p>
          </table:table-cell>
          <table:table-cell office:value-type="string">
            <text:p>Sweden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4">
            <text:p>1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AT</text:p>
          </table:table-cell>
          <table:table-cell office:value-type="string">
            <text:p>Austr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5">
            <text:p>15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FI</text:p>
          </table:table-cell>
          <table:table-cell office:value-type="string">
            <text:p>Finland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0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CH</text:p>
          </table:table-cell>
          <table:table-cell office:value-type="string">
            <text:p>Switzerland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1">
            <text:p>5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HU</text:p>
          </table:table-cell>
          <table:table-cell office:value-type="string">
            <text:p>Hungary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2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RO </text:p>
          </table:table-cell>
          <table:table-cell office:value-type="string">
            <text:p>Roma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3">
            <text:p>5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PL</text:p>
          </table:table-cell>
          <table:table-cell office:value-type="string">
            <text:p>Poland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4">
            <text:p>5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K</text:p>
          </table:table-cell>
          <table:table-cell office:value-type="string">
            <text:p>Slovak Republic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5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NO </text:p>
          </table:table-cell>
          <table:table-cell office:value-type="string">
            <text:p>Norwa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6">
            <text:p>56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T</text:p>
          </table:table-cell>
          <table:table-cell office:value-type="string">
            <text:p>Lithuania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7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HR </text:p>
          </table:table-cell>
          <table:table-cell office:value-type="string">
            <text:p>Croatia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8">
            <text:p>58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9">
            <text:p>59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EE</text:p>
          </table:table-cell>
          <table:table-cell office:value-type="string">
            <text:p>Esto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60">
            <text:p>60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V</text:p>
          </table:table-cell>
          <table:table-cell office:value-type="string">
            <text:p>Slovenia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63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BG </text:p>
          </table:table-cell>
          <table:table-cell office:value-type="string">
            <text:p>Bulgar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64">
            <text:p>6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V</text:p>
          </table:table-cell>
          <table:table-cell office:value-type="string">
            <text:p>Latvia</text:p>
          </table:table-cell>
          <table:table-cell table:number-columns-repeated="3"/>
        </table:table-row>
        <table:table-row table:style-name="ro2">
          <table:table-cell office:value-type="string">
            <text:p>COUNTRY_CODE</text:p>
          </table:table-cell>
          <table:table-cell table:style-name="ce25" office:value-type="float" office:value="66">
            <text:p>66</text:p>
          </table:table-cell>
          <table:table-cell office:value-type="string">
            <text:p>NUTS_COUNTRY_CODE</text:p>
          </table:table-cell>
          <table:table-cell table:style-name="ce26" office:value-type="string">
            <text:p>CY</text:p>
          </table:table-cell>
          <table:table-cell office:value-type="string">
            <text:p>Cypr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  <table:table-cell table:number-columns-repeated="3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9" table:default-cell-style-name="Default"/>
        <table:table-column table:style-name="co22" table:number-columns-repeated="2" table:default-cell-style-name="Default"/>
        <table:table-column table:style-name="co70" table:default-cell-style-name="Default"/>
        <table:table-column table:style-name="co7" table:number-columns-repeated="252" table:default-cell-style-name="Default"/>
        <table:table-row table:style-name="ro9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5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1" table:default-cell-style-name="Default"/>
        <table:table-column table:style-name="co85" table:default-cell-style-name="ce28"/>
        <table:table-column table:style-name="co40" table:default-cell-style-name="Default"/>
        <table:table-column table:style-name="co86" table:default-cell-style-name="Default"/>
        <table:table-column table:style-name="co87" table:default-cell-style-name="Default"/>
        <table:table-row table:style-name="ro8">
          <table:table-cell table:style-name="ce10" office:value-type="string">
            <text:p>Format</text:p>
            <draw:control table:end-cell-address="table_format.B1" table:end-x="0.013cm" table:end-y="0.905cm" draw:z-index="0" draw:name="Export CSV" draw:style-name="gr5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is Column Oriented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2">
          <table:table-cell table:style-name="ce8" office:value-type="string">
            <text:p>LOCATION_DATA</text:p>
          </table:table-cell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LOT_CODE</text:p>
          </table:table-cell>
        </table:table-row>
        <table:table-row table:style-name="ro2">
          <table:table-cell table:style-name="ce8" office:value-type="string">
            <text:p>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COUNTRY_CODE,PLOT_CODE,CYCLE</text:p>
          </table:table-cell>
        </table:table-row>
        <table:table-row table:style-name="ro2">
          <table:table-cell table:style-name="ce8" office:value-type="string">
            <text:p>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COUNTRY_CODE,PLOT_CODE,CYCLE,DBH_CLASS,SPECIES_CODE</text:p>
          </table:table-cell>
        </table:table-row>
        <table:table-row table:style-name="ro2" table:number-rows-repeated="33">
          <table:table-cell table:style-name="ce8"/>
          <table:table-cell table:number-columns-repeated="4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2" table:number-columns-repeated="3" table:default-cell-style-name="ce8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SPECIES_FORM</text:p>
          </table:table-cell>
          <table:table-cell table:style-name="ce3" office:value-type="string">
            <text:p>Species</text:p>
          </table:table-cell>
          <table:table-cell table:style-name="ce3" office:value-type="string">
            <text:p>Species D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1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4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LOCATION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6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number-columns-repeated="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EC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50" table:default-cell-style-name="ce8"/>
        <table:table-column table:style-name="co51" table:default-cell-style-name="ce8"/>
        <table:table-column table:style-name="co7" table:number-columns-repeated="2" table:default-cell-style-name="ce8"/>
        <table:table-row table:style-name="ro3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CLUSTER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table:style-name="ce13" office:value-type="string">
            <text:p>IS_PLOT_COORDINATES_DEGRADED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default-cell-style-name="Default"/>
        <table:table-column table:style-name="co60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LUSTER_CODE</text:p>
          </table:table-cell>
          <table:table-cell table:style-name="ce8" office:value-type="string">
            <text:p>LOCATION_FILE</text:p>
          </table:table-cell>
          <table:table-cell office:value-type="string">
            <text:p>CLUSTER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IS_PLOT_COORDINATES_DEGRADED</text:p>
          </table:table-cell>
          <table:table-cell table:style-name="ce8" office:value-type="string">
            <text:p>LOCATION_FILE</text:p>
          </table:table-cell>
          <table:table-cell table:style-name="ce13" office:value-type="string">
            <text:p>IS_PLOT_COORDINATES_DEGRADED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FILE</text:p>
          </table:table-cell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ILE</text:p>
          </table:table-cell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ILE</text:p>
          </table:table-cell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ILE</text:p>
          </table:table-cell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ILE</text:p>
          </table:table-cell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ILE</text:p>
          </table:table-cell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ILE</text:p>
          </table:table-cell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ILE</text:p>
          </table:table-cell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ILE</text:p>
          </table:table-cell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FORM</text:p>
          </table:table-cell>
          <table:table-cell office:value-type="string">
            <text:p>IS_PLOT_COORDINATES_DEGRADE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ORM</text:p>
          </table:table-cell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ORM</text:p>
          </table:table-cell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ORM</text:p>
          </table:table-cell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ORM</text:p>
          </table:table-cell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FORM</text:p>
          </table:table-cell>
          <table:table-cell office:value-type="string">
            <text:p>COUNTRY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ORM</text:p>
          </table:table-cell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ORM</text:p>
          </table:table-cell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REQUEST</text:p>
          </table:table-cell>
          <table:table-cell office:value-type="string">
            <text:p>Basal Area by Specie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Location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4" table:default-cell-style-name="ce8"/>
        <table:table-column table:style-name="co51" table:default-cell-style-name="ce8"/>
        <table:table-row table:style-name="ro3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table:style-name="Default" office:value-type="string">
            <text:p>LOCATION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8" table:default-cell-style-name="Default"/>
        <table:table-column table:style-name="co51" table:number-columns-repeated="2" table:default-cell-style-name="Default"/>
        <table:table-column table:style-name="co89" table:default-cell-style-name="Default"/>
        <table:table-row table:style-name="ro2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0" table:default-cell-style-name="Default"/>
        <table:table-column table:style-name="co91" table:default-cell-style-name="Default"/>
        <table:table-column table:style-name="co92" table:default-cell-style-name="ce28"/>
        <table:table-row table:style-name="ro8">
          <table:table-cell table:style-name="ce10" office:value-type="string">
            <text:p>Schema Code</text:p>
          </table:table-cell>
          <table:table-cell table:style-name="ce10" office:value-type="string">
            <text:p>Label</text:p>
            <draw:control table:end-cell-address="table_schema.C1" table:end-x="0.012cm" table:end-y="0.906cm" draw:z-index="0" draw:name="Export CSV" draw:style-name="gr5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9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8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3" table:default-cell-style-name="Default"/>
        <table:table-column table:style-name="co94" table:default-cell-style-name="Default"/>
        <table:table-column table:style-name="co95" table:default-cell-style-name="ce28"/>
        <table:table-column table:style-name="co96" table:default-cell-style-name="Default"/>
        <table:table-column table:style-name="co97" table:default-cell-style-name="Default"/>
        <table:table-row table:style-name="ro8">
          <table:table-cell table:style-name="ce10" office:value-type="string">
            <text:p>Schema Code</text:p>
          </table:table-cell>
          <table:table-cell table:style-name="ce10" office:value-type="string">
            <text:p>Child Table</text:p>
            <draw:control table:end-cell-address="table_tree.C1" table:end-x="0.013cm" table:end-y="0.906cm" draw:z-index="0" draw:name="Export CSV" draw:style-name="gr5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/>
          <table:table-cell office:value-type="string">
            <text:p>The location table has a separate submission system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COUNTRY_CODE, PLOT_CODE</text:p>
          </table:table-cell>
          <table:table-cell office:value-type="string">
            <text:p>This table is the root of the raw_data schema</text:p>
          </table:table-cell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COUNTRY_CODE, PLOT_CODE, CYCLE</text:p>
          </table:table-cell>
          <table:table-cell office:value-type="string">
            <text:p>The submission id must match</text:p>
          </table:table-cell>
        </table:table-row>
        <table:table-row table:style-name="ro2" table:number-rows-repeated="33">
          <table:table-cell/>
          <table:table-cell table:style-name="ce8"/>
          <table:table-cell table:number-columns-repeated="3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10"/>
        <table:named-range table:name="Excel_BuiltIn__FilterDatabase_1" table:base-cell-address="$data.$A$1" table:cell-range-address="$data.$A$1:.$B$290"/>
      </table:named-expressions>
      <table:database-ranges>
        <table:database-range table:target-range-address="mode.A2:mode.AMJ3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15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Microsoft Corporation</meta:initial-creator>
    <meta:creation-date>1996-10-21T13:03:58</meta:creation-date>
    <dc:creator>Benoit Pesty</dc:creator>
    <dc:date>2010-05-31T15:52:57.64</dc:date>
    <meta:printed-by>Eva LACARCE</meta:printed-by>
    <meta:print-date>2007-07-11T11:03:29</meta:print-date>
    <meta:editing-cycles>1392</meta:editing-cycles>
    <meta:editing-duration>PT213H27M44S</meta:editing-duration>
    <meta:document-statistic meta:table-count="18" meta:cell-count="4953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Start the FolderPicker 
   'Note: The following services have to be called in the following order 
   ' because otherwise Basic does not remove the FileDialog Service 
   'oFolderDialog = CreateUnoService("com.sun.star.ui.dialogs.FolderPicker") 
   'oUcb = createUnoService("com.sun.star.ucb.SimpleFileAccess") 
   'oFolderDialog.SetDisplayDirectory(strPath) 
   'iAccept = oFolderDialog.Execute() 
   'If iAccept = 1 Then 
   '   sPath = oFolderDialog.GetDirectory() 
   '   If oUcb.Exists(sPath) Then 
   '      strPath = ConvertFromUrl(sPath) 
   '   End If 
   'End If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' PB avec OOo 3,1
  ' dispatcher.executeDispatch(document, ".uno:GoToEndOfData", "", 0, selProps()) 

'  dispatchURL(firstDoc,".uno:SelectAll") 

  oSelect=firstDoc.CurrentSelection 
  oColumn=oSelect.Columns 
  oRow=oSelect.Rows 
  
  Open outURL For Output As #iNumber 
  For nr = 1 To oRow.getCount-1         ' nr = 0 si on ne veut pas zapper la ligne d'entête
     strOut = "" 
   For nc = 0 To oColumn.getCount-1 
   	  ' OUString sWrongString = OUSTring::createFromAscii(oSelect.getCellByPosition (nc,nr).String)
   	  ' OUStringToOString(sWrongString, RTL_TEXTENCODING_UTF8)
      strOut = strOut &amp; oSelect.getCellByPosition (nc,nr).String
      If nc &lt;&gt; oColumn.getCount-1 Then strOut = strOut &amp; ";"  
    Next nc     
   Print #iNumber, strOut 
  Next nr 
  Close #iNumber 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